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223cm" style:rel-column-width="8568*"/>
    </style:style>
    <style:style style:name="Table1.B" style:family="table-column">
      <style:table-column-properties style:column-width="3.149cm" style:rel-column-width="12138*"/>
    </style:style>
    <style:style style:name="Table1.C" style:family="table-column">
      <style:table-column-properties style:column-width="1.482cm" style:rel-column-width="5712*"/>
    </style:style>
    <style:style style:name="Table1.D" style:family="table-column">
      <style:table-column-properties style:column-width="4.339cm" style:rel-column-width="16728*"/>
    </style:style>
    <style:style style:name="Table1.E" style:family="table-column">
      <style:table-column-properties style:column-width="5.807cm" style:rel-column-width="22389*"/>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E1" style:family="table-cell">
      <style:table-cell-properties style:vertical-align="middle" fo:padding="0.097cm" fo:border="0.002cm solid #000000"/>
    </style:style>
    <style:style style:name="Table1.A2" style:family="table-cell" style:data-style-name="N0">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color="#0000ff"/>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color="#000000"/>
    </style:style>
    <style:style style:name="P6" style:family="paragraph" style:parent-style-name="Standard">
      <style:text-properties fo:color="#000000"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text-properties fo:color="#000000"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0000" fo:font-size="12pt" fo:font-weight="normal" style:font-size-asian="10.5pt" style:font-weight-asian="normal" style:font-size-complex="12pt" style:font-weight-complex="normal"/>
    </style:style>
    <style:style style:name="P9" style:family="paragraph" style:parent-style-name="Standard">
      <style:text-properties fo:color="#000000" fo:font-size="14pt" fo:font-style="normal" fo:font-weight="normal" style:font-size-asian="10.5pt" style:font-style-asian="italic" style:font-weight-asian="normal" style:font-size-complex="12pt" style:font-style-complex="normal" style:font-weight-complex="normal"/>
    </style:style>
    <style:style style:name="P10" style:family="paragraph" style:parent-style-name="Standard">
      <style:text-properties fo:font-size="12pt" fo:font-weight="normal" style:font-size-asian="10.5pt" style:font-weight-asian="normal" style:font-size-complex="12pt" style:font-weight-complex="normal"/>
    </style:style>
    <style:style style:name="P11"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style:writing-mode="lr-tb"/>
      <style:text-properties fo:font-size="10.5pt" style:font-size-asian="10.5pt" style:font-size-complex="10.5pt"/>
    </style:style>
    <style:style style:name="P15"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16" style:family="paragraph" style:parent-style-name="Standard">
      <style:paragraph-properties style:writing-mode="lr-tb"/>
      <style:text-properties fo:font-size="10.5pt" fo:font-weight="normal" style:font-size-asian="10.5pt" style:font-weight-asian="normal" style:font-size-complex="10.5pt" style:font-weight-complex="normal"/>
    </style:style>
    <style:style style:name="P17" style:family="paragraph" style:parent-style-name="Standard">
      <style:paragraph-properties style:writing-mode="lr-tb"/>
      <style:text-properties fo:color="#000000" fo:font-size="10.5pt" style:font-size-asian="10.5pt" style:font-size-complex="10.5pt"/>
    </style:style>
    <style:style style:name="P18" style:family="paragraph" style:parent-style-name="Standard">
      <style:paragraph-properties style:writing-mode="lr-tb"/>
      <style:text-properties fo:color="#ff0000" fo:font-size="10.5pt" style:font-size-asian="10.5pt" style:font-size-complex="10.5pt"/>
    </style:style>
    <style:style style:name="P19" style:family="paragraph" style:parent-style-name="Standard">
      <style:paragraph-properties style:writing-mode="lr-tb"/>
      <style:text-properties fo:color="#ff0000" fo:font-size="10.5pt" fo:font-weight="normal" style:font-size-asian="10.5pt" style:font-weight-asian="normal" style:font-size-complex="10.5pt" style:font-weight-complex="normal"/>
    </style:style>
    <style:style style:name="P20" style:family="paragraph" style:parent-style-name="Standard">
      <style:paragraph-properties style:writing-mode="lr-tb"/>
      <style:text-properties style:font-name="Times New Roman" fo:font-size="10pt" style:font-size-asian="10pt" style:font-size-complex="10pt"/>
    </style:style>
    <style:style style:name="P21" style:family="paragraph" style:parent-style-name="Standard">
      <style:paragraph-properties style:writing-mode="lr-tb"/>
      <style:text-properties style:font-name="Times New Roman" fo:font-size="10.5pt" fo:font-weight="bold" style:font-size-asian="10.5pt" style:font-weight-asian="bold" style:font-size-complex="10.5pt" style:font-weight-complex="bold"/>
    </style:style>
    <style:style style:name="P22" style:family="paragraph" style:parent-style-name="Standard">
      <style:paragraph-properties style:writing-mode="lr-tb"/>
      <style:text-properties style:font-name="Times New Roman" fo:font-size="10.5pt" style:font-size-asian="10.5pt" style:font-size-complex="10.5pt"/>
    </style:style>
    <style:style style:name="P23" style:family="paragraph" style:parent-style-name="Table_20_Contents">
      <style:paragraph-properties fo:text-align="center" style:justify-single-word="false"/>
      <style:text-properties fo:font-size="12pt" style:font-size-asian="10.5pt" style:font-size-complex="12pt"/>
    </style:style>
    <style:style style:name="P24" style:family="paragraph" style:parent-style-name="Table_20_Contents">
      <style:paragraph-properties fo:text-align="end" style:justify-single-word="false"/>
      <style:text-properties fo:font-size="12pt" style:font-size-asian="10.5pt" style:font-size-complex="12pt"/>
    </style:style>
    <style:style style:name="P25" style:family="paragraph" style:parent-style-name="Preformatted_20_Text">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Preformatted_20_Text">
      <style:paragraph-properties fo:margin-top="0cm" fo:margin-bottom="0.499cm"/>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color="#000000" style:text-position="sub 58%" style:font-name="Times New Roman" fo:font-size="10pt" fo:font-weight="normal" style:font-size-asian="10pt" style:font-weight-asian="normal" style:font-size-complex="10pt"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Times New Roman"/>
    </style:style>
    <style:style style:name="T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font-name="Times New Roman" fo:font-weight="normal" style:font-weight-asian="normal" style:font-weight-complex="normal"/>
    </style:style>
    <style:style style:name="T10" style:family="text">
      <style:text-properties fo:background-color="transparent"/>
    </style:style>
    <style:style style:name="T11" style:family="text">
      <style:text-properties style:text-position="sub 58%" style:font-name="Times New Roman" fo:font-size="10pt" fo:font-weight="normal" style:font-size-asian="10pt" style:font-weight-asian="normal" style:font-size-complex="10pt" style:font-weight-complex="normal"/>
    </style:style>
    <style:style style:name="T12" style:family="text">
      <style:text-properties fo:font-weight="normal"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non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Especificación de la traducción</text:p>
      <text:p text:style-name="P4"/>
      <text:p text:style-name="P4"><text:span text:style-name="T4">El compilador será capaz de compilar a dos lenguajes disenteroos. El primero es el codigo P definido en clase y el segundo es el java bytecode, definido en la </text:span><text:a xlink:type="simple" xlink:href="http://java.sun.com/docs/books/jvms/second_edition/html/VMSpecTOC.doc.html">especificación de la máquina virtual java</text:a><text:span text:style-name="T4">. Por ello en este punto se desarrollará cada punto para ambos lenguajes.</text:span></text:p>
      <text:p text:style-name="P4"/>
      <text:p text:style-name="Standard"><text:span text:style-name="T1">5.1. Lenguaje objeto y máquina virtual</text:span><text:span text:style-name="T2"> </text:span></text:p>
      <text:p text:style-name="P1">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Standard"><text:span text:style-name="T1">5.1.1. <text:s/>Arquitectura</text:span><text:span text:style-name="T2"> </text:span></text:p>
      <text:p text:style-name="P11">5.1.1.2 <text:s/>Arquitectura de la máquina P</text:p>
      <text:p text:style-name="P8">La máquina P que se adjunta, implementada en Java, consiste en:</text:p>
      <text:p text:style-name="P8"><text:tab/>· Una pila teóricamente infinita (su tamaño máximo real depende del sistema en el cual se ejecute) capaz de guardar datos.</text:p>
      <text:p text:style-name="P8"><text:tab/>· Una lista teóricamente infinita que representa el programa a ejecutarse.</text:p>
      <text:p text:style-name="P8"><text:tab/>· Una memoria de tamaño configurable donde se guardan los valores de las variables.</text:p>
      <text:p text:style-name="P8"><text:tab/>· Un booleano “parar” que indica si la máquina debe o no leer la siguiente instrucción. Cuando valga cierto la máquina dejará de ejecutar el programa.</text:p>
      <text:p text:style-name="P6"><text:tab/>· Un entero “cp” cuya función es servir de índice dentro del programa, señalando la instrucción que se está ejecutando en cada momento.</text:p>
      <text:p text:style-name="P6"/>
      <text:p text:style-name="P6">Cada celda de la pila y de la memoria es capaz de contener cualquier tipo de dato independientemente de su tamaño.</text:p>
      <text:p text:style-name="P6">Cada celda de la lista que representa el programa es capaz de guardar cualquier tipo de instrucción independientemente de su tamaño.</text:p>
      <text:p text:style-name="P12"/>
      <text:p text:style-name="P11">5.1.1.2 <text:s/>Arquitectura del código java bytecode</text:p>
      <text:p text:style-name="P12">La especificación de Sun deja más o menos abierta la arquitectura de las maquinas virtuales java para así permitir su implementación sobre cualquier dispositivo. Una máquina virtual debe poder soportar la pila de argumentos, llamadas recursivas, tener un heap... Sin embargo no se especifica como debe implementarse la pila de argumentos (es decir, no dice si todos los datos ocupan el mismo número de celdas, por ejemplo). Sin embargo si hace diferencia entre datos de 32 bits y datos de 64 bits en las referencias a las variables locales y los argumentos de un método, de tal manera que podríamos considerar que existen celdas de 32 bits y que los argumentos de 64 bits ocupan dos de estas celdas.</text:p>
      <text:p text:style-name="P12">La naturaleza orientada a objetos del java bytecode sobrepasa con creces el objetivo de la práctica. </text:p>
      <text:p text:style-name="P12">Cualquier máquina virtual de java ha de ser capaz de ejecutar archivos en el llamado “formato .class”, que representado como una estructura C equivaldría a lo siguiente:</text:p>
      <text:p text:style-name="P12"/>
      <text:p text:style-name="P25"><text:span text:style-name="T10">    </text:span><text:span text:style-name="Source_20_Text"><text:span text:style-name="T10">ClassFile {</text:span></text:span></text:p>
      <text:p text:style-name="Preformatted_20_Text"><text:span text:style-name="T10">    </text:span><text:span text:style-name="Source_20_Text"><text:span text:style-name="T10"> <text:s text:c="3"/>u4 magic;</text:span></text:span></text:p>
      <text:p text:style-name="Preformatted_20_Text"><text:span text:style-name="T10">    </text:span><text:span text:style-name="Source_20_Text"><text:span text:style-name="T10"> <text:s text:c="3"/>u2 </text:span></text:span><text:bookmark-start text:name="DDE_LINK5"/><text:span text:style-name="Source_20_Text"><text:span text:style-name="T10">minor_version;</text:span></text:span><text:bookmark-end text:name="DDE_LINK5"/></text:p>
      <text:p text:style-name="Preformatted_20_Text"><text:span text:style-name="T10">    </text:span><text:span text:style-name="Source_20_Text"><text:span text:style-name="T10"> <text:s text:c="3"/>u2 major_version;</text:span></text:span></text:p>
      <text:p text:style-name="Preformatted_20_Text"><text:span text:style-name="T10">    </text:span><text:span text:style-name="Source_20_Text"><text:span text:style-name="T10"> <text:s text:c="3"/>u2 constant_pool_count;</text:span></text:span></text:p>
      <text:p text:style-name="Preformatted_20_Text"><text:span text:style-name="T10">    </text:span><text:span text:style-name="Source_20_Text"><text:span text:style-name="T10"> <text:s text:c="3"/>cp_info constant_pool[constant_pool_count-1];</text:span></text:span></text:p>
      <text:p text:style-name="Preformatted_20_Text"><text:span text:style-name="T10">    </text:span><text:span text:style-name="Source_20_Text"><text:span text:style-name="T10"> <text:s text:c="3"/>u2 access_flags;</text:span></text:span></text:p>
      <text:p text:style-name="Preformatted_20_Text"><text:span text:style-name="T10">    </text:span><text:span text:style-name="Source_20_Text"><text:span text:style-name="T10"> <text:s text:c="3"/>u2 this_class;</text:span></text:span></text:p>
      <text:p text:style-name="Preformatted_20_Text"><text:span text:style-name="T10">    </text:span><text:span text:style-name="Source_20_Text"><text:span text:style-name="T10"> <text:s text:c="3"/>u2 super_class;</text:span></text:span></text:p>
      <text:p text:style-name="Preformatted_20_Text"><text:span text:style-name="T10">    </text:span><text:span text:style-name="Source_20_Text"><text:span text:style-name="T10"> <text:s text:c="3"/>u2 interfaces_count;</text:span></text:span></text:p>
      <text:p text:style-name="Preformatted_20_Text"><text:span text:style-name="T10">    </text:span><text:span text:style-name="Source_20_Text"><text:span text:style-name="T10"> <text:s text:c="3"/>u2 interfaces[interfaces_count];</text:span></text:span></text:p>
      <text:p text:style-name="Preformatted_20_Text"><text:span text:style-name="T10">    </text:span><text:span text:style-name="Source_20_Text"><text:span text:style-name="T10"> <text:s text:c="3"/>u2 fields_count;</text:span></text:span></text:p>
      <text:p text:style-name="Preformatted_20_Text"><text:span text:style-name="T10">    </text:span><text:span text:style-name="Source_20_Text"><text:span text:style-name="T10"> <text:s text:c="3"/>field_info fields[fields_count];</text:span></text:span></text:p>
      <text:p text:style-name="Preformatted_20_Text"><text:span text:style-name="T10">    </text:span><text:span text:style-name="Source_20_Text"><text:span text:style-name="T10"> <text:s text:c="3"/>u2 methods_count;</text:span></text:span></text:p>
      <text:p text:style-name="Preformatted_20_Text"><text:soft-page-break/><text:span text:style-name="T10">    </text:span><text:span text:style-name="Source_20_Text"><text:span text:style-name="T10"> <text:s text:c="3"/>method_info methods[methods_count];</text:span></text:span></text:p>
      <text:p text:style-name="Preformatted_20_Text"><text:span text:style-name="T10">    </text:span><text:span text:style-name="Source_20_Text"><text:span text:style-name="T10"> <text:s text:c="3"/>u2 attributes_count;</text:span></text:span></text:p>
      <text:p text:style-name="Preformatted_20_Text"><text:span text:style-name="T10">    </text:span><text:span text:style-name="Source_20_Text"><text:span text:style-name="T10"> <text:s text:c="3"/>attribute_info attributes[attributes_count];</text:span></text:span></text:p>
      <text:p text:style-name="P26"><text:bookmark text:name="19084"/><text:span text:style-name="T10">    </text:span><text:span text:style-name="Source_20_Text"><text:span text:style-name="T10">}</text:span></text:span></text:p>
      <text:p text:style-name="P12">Donde u1, u2 y u4 corresponden a una estructura de 1, 2 y 4 bytes respectivamente.</text:p>
      <text:p text:style-name="Standard"><text:span text:style-name="T6">Lo siguiente es una pequeña descripción del significado de cada campo, en la </text:span><text:a xlink:type="simple" xlink:href="http://java.sun.com/docs/books/jvms/second_edition/html/ClassFile.doc.html"><text:span text:style-name="T6">especificación formal</text:span></text:a><text:span text:style-name="T6"> suministrada por Sun se puede encontrarse esta misma información mucho más detallada.</text:span></text:p>
      <text:p text:style-name="P12"><text:tab/>· u4 magic: este campo siempre tiene el valor hexadecimal 0xCAFEBABE.</text:p>
      <text:p text:style-name="Standard"><text:span text:style-name="T6"><text:tab/>· u2 </text:span><text:span text:style-name="Source_20_Text"><text:span text:style-name="T8">minor_version, u2 major_version: estos campos especifican la versión de la jvm para la que fue compilador el .class. Si la versión del intérprete es menor detendrá la ejecución. Nosotros usaremos la versión 1.2.</text:span></text:span></text:p>
      <text:p text:style-name="Standard"><text:span text:style-name="Source_20_Text"><text:span text:style-name="T8"><text:tab/>· u2 constant_pool_count, interfaces_count, fields_count, methods_count y attributes_count: son el número de entradas de la constant_pool, interfaces, fields, methods y attributes respectivamente.</text:span></text:span></text:p>
      <text:p text:style-name="Standard"><text:span text:style-name="Source_20_Text"><text:span text:style-name="T8"><text:tab/>· cp_info constant_pool[]: Se trata de un array (hablando en términos de C) con una serie de información a la que luego se referirán otros campos. Su importancia en el .class es vital, pues entre otras cosas almacena:</text:span></text:span></text:p>
      <text:p text:style-name="Standard"><text:span text:style-name="Source_20_Text"><text:span text:style-name="T8"><text:tab/><text:tab/>· La información <text:s/>de las clases heredadas.</text:span></text:span></text:p>
      <text:p text:style-name="Standard"><text:span text:style-name="Source_20_Text"><text:span text:style-name="T8"><text:tab/><text:tab/>· La información (métodos, campos, etc) de las clases heredadas.</text:span></text:span></text:p>
      <text:p text:style-name="Standard"><text:span text:style-name="Source_20_Text"><text:span text:style-name="T8"><text:tab/><text:tab/>· Cierta información sobre los campos y métodos definidos en la clase en cuestión, como son el tipo y nombre de los campos y la firma de los métodos.</text:span></text:span></text:p>
      <text:p text:style-name="Standard"><text:span text:style-name="Source_20_Text"><text:span text:style-name="T8"><text:tab/><text:tab/>· Cierta información sobre los métodos de otras clases que se invoquen desde los métodos de esta.</text:span></text:span></text:p>
      <text:p text:style-name="P12"><text:tab/>· u2 access_flags: según estén activados o no una serie de bits se fija la visibilidad de la clase en cuestión (public, private, etc), así como otras características (por ejemplo, si es una interfaz)..</text:p>
      <text:p text:style-name="Standard"><text:span text:style-name="T6"><text:tab/>· u2 this_class: es la direcció</text:span><text:span text:style-name="T8">n dentro de constant pool donde se encuentra la </text:span><text:span text:style-name="Source_20_Text"><text:span text:style-name="T8">CONSTANT_Class_info de esta clase. CONSTANT_Class_info es una estructura que representa el nombre de la clase, incluyendo el paquete a la que pertenece.</text:span></text:span></text:p>
      <text:p text:style-name="Standard"><text:span text:style-name="Source_20_Text"><text:span text:style-name="T8"><text:tab/>· u2 super_class: al igual que this_class es una referencia a un CONSTANT_Class_info de la constant pool. Sin embargo en este caso representa la información de la clase de la que hereda <text:s/>la clase que define este .class.</text:span></text:span></text:p>
      <text:p text:style-name="P12"><text:tab/>· u2 interfaces[], field_info fields[] y attribute_info attributes[]: son arrays que contienen información sobre las interfaces implementadas, los campos que declara la clase y los atributos que tiene. En esta práctica no se usarán.</text:p>
      <text:p text:style-name="P12"><text:tab/>· method_info methods[]: es un array de method_info que contiene, como su nombre indica, la información de los métodos definidos en esta clase. Methods_info consiste en lo siguiente:</text:p>
      <text:p text:style-name="P25">    <text:span text:style-name="Source_20_Text">method_info {</text:span></text:p>
      <text:p text:style-name="Preformatted_20_Text">    <text:span text:style-name="Source_20_Text"> <text:s text:c="3"/>u2 access_flags;</text:span></text:p>
      <text:p text:style-name="Preformatted_20_Text">    <text:span text:style-name="Source_20_Text"> <text:s text:c="3"/>u2 name_index;</text:span></text:p>
      <text:p text:style-name="Preformatted_20_Text">    <text:span text:style-name="Source_20_Text"> <text:s text:c="3"/>u2 descriptor_index;</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6"><text:bookmark text:name="1521"/>    <text:span text:style-name="Source_20_Text">}</text:span></text:p>
      <text:p text:style-name="P12">donde:</text:p>
      <text:p text:style-name="P12"><text:tab/>· u2 access_flags: tiene un significado que a nuestro nivel podemos considerar similar al access_flags de la clase.</text:p>
      <text:p text:style-name="P12"><text:tab/>· u2 name_index: es la dirección dentro de constant pool del nombre el metodo.</text:p>
      <text:p text:style-name="P12"><text:tab/>· u2 descriptor_index: es la dirección dentro de constant pool de un string que define la firma del método (es decir, los tipos de los argumentos que recibe y el tipo devuelto).</text:p>
      <text:p text:style-name="P12"><text:tab/>· u2 attributes_count: es el número de entradas de attributes.</text:p>
      <text:p text:style-name="P12"><text:tab/>· attribute_info attributes[]: es un array de atributos, de los cuales únicamente usaremos el de código, que a su vez consiste en una estructura como la que sigue:</text:p>
      <text:p text:style-name="P12"><text:soft-page-break/></text:p>
      <text:p text:style-name="P25">    <text:span text:style-name="Source_20_Text">Code_attribute {</text:span></text:p>
      <text:p text:style-name="Preformatted_20_Text">    <text:span text:style-name="Source_20_Text"> <text:s text:c="3"/>u2 attribute_name_index;</text:span></text:p>
      <text:p text:style-name="Preformatted_20_Text">    <text:span text:style-name="Source_20_Text"> <text:s text:c="3"/>u4 attribute_length;</text:span></text:p>
      <text:p text:style-name="Preformatted_20_Text">    <text:span text:style-name="Source_20_Text"> <text:s text:c="3"/>u2 max_stack;</text:span></text:p>
      <text:p text:style-name="Preformatted_20_Text">    <text:span text:style-name="Source_20_Text"> <text:s text:c="3"/>u2 max_locals;</text:span></text:p>
      <text:p text:style-name="Preformatted_20_Text">    <text:span text:style-name="Source_20_Text"> <text:s text:c="3"/>u4 code_length;</text:span></text:p>
      <text:p text:style-name="Preformatted_20_Text">    <text:span text:style-name="Source_20_Text"> <text:s text:c="3"/>u1 code[code_length];</text:span></text:p>
      <text:p text:style-name="Preformatted_20_Text">    <text:span text:style-name="Source_20_Text"> <text:s text:c="3"/>u2 exception_table_length;</text:span></text:p>
      <text:p text:style-name="Preformatted_20_Text">    <text:span text:style-name="Source_20_Text"> <text:s text:c="3"/>{ <text:s text:c="6"/>u2 start_pc;</text:span></text:p>
      <text:p text:style-name="Preformatted_20_Text">    <text:span text:style-name="Source_20_Text"> <text:s text:c="11"/>u2 end_pc;</text:span></text:p>
      <text:p text:style-name="Preformatted_20_Text">    <text:span text:style-name="Source_20_Text"> <text:s text:c="11"/>u2 <text:s/>handler_pc;</text:span></text:p>
      <text:p text:style-name="Preformatted_20_Text">    <text:span text:style-name="Source_20_Text"> <text:s text:c="11"/>u2 <text:s/>catch_type;</text:span></text:p>
      <text:p text:style-name="Preformatted_20_Text">    <text:span text:style-name="Source_20_Text"> <text:s text:c="3"/>} <text:s text:c="6"/>exception_table[exception_table_length];</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6"><text:bookmark text:name="1564"/>    <text:span text:style-name="Source_20_Text">}</text:span></text:p>
      <text:p text:style-name="P12">siendo:</text:p>
      <text:p text:style-name="P12"><text:tab/>· u2 attribute_name_index: el indice dentro de constant pool de una cadena “Code”</text:p>
      <text:p text:style-name="P12"><text:tab/>· u4 attribute_length: la longitud en bytes del resto del registro (sin contar attribute_name_index ni attribute_length)</text:p>
      <text:p text:style-name="P12"><text:tab/>· u2 max_stack: la profundidad máxima de la pila asociada al método.</text:p>
      <text:p text:style-name="P12"><text:tab/>· u2 max_locals: el número máximo variables locales y parámetros usados por el metodo. En esta cuenta los longs y doubles cuentan doble (aunque no se usan en la práctica).</text:p>
      <text:p text:style-name="P12"><text:tab/>· u4 code_length: la longitu del array code.</text:p>
      <text:p text:style-name="P12"><text:tab/>· u1 code[]: un array de bytes en el que se almacenan los códigos de cada instrucción y sus argumentos en el caso de tenerlos. A diferencia del codigo P propuesto, las instrucciones que requieren argumentos solo aceptan un tipo de argumento, por lo que la instrucción y el dato pueden almacenarse de manera consecutiva (en el codigo P entre una instrucción con argumento como apila y el valor de dicho argumento se escribe también un byte que indica el tipo del argumento).</text:p>
      <text:p text:style-name="P12"><text:tab/>· exception_table y attributes: son dos arrays que no se usarán, por lo que exception_table_length y attributes_count valdrán siempre 0.</text:p>
      <text:p text:style-name="P12"><text:tab/></text:p>
      <text:p text:style-name="P11"/>
      <text:p text:style-name="P4">5.1.2. <text:s/>Comportamiento interno</text:p>
      <text:p text:style-name="P4">5.1.2.1 <text:s/>Comportamiento interno de la máquina P</text:p>
      <text:p text:style-name="P8">El funcionamiento de la máquina P es:</text:p>
      <text:p text:style-name="P8"><text:tab/>pila = pilaVacia();</text:p>
      <text:p text:style-name="P8"><text:tab/>cp ← 0</text:p>
      <text:p text:style-name="P8"><text:tab/>parar ← false</text:p>
      <text:p text:style-name="P8"><text:tab/>mientras(no parar)</text:p>
      <text:p text:style-name="P8"><text:tab/><text:tab/>instrucción = programa[cp]</text:p>
      <text:p text:style-name="P8"><text:tab/><text:tab/>ejecutar(instruccion)</text:p>
      <text:p text:style-name="P8"><text:tab/><text:tab/>cp++</text:p>
      <text:p text:style-name="P8"/>
      <text:p text:style-name="P8">Esto se repite un número indeterminado de veces, parando cuando ejecute una instrucción “parar” o cuando se produzca un fallo en ejecucución (como podría ser una división por cero o encontrar tipos de valores incompatibles al realizar una operación).</text:p>
      <text:p text:style-name="P4"/>
      <text:p text:style-name="P4"/>
      <text:p text:style-name="P4">5.1.2.2 Comportamiento interno de la JVM</text:p>
      <text:p text:style-name="P13"><text:tab/>La especificación de la JVM más que un comportamiento obliga a que cualquier implementación de una máquina virtual de java de soporte a una serie de funcionalidades y que interprete correctamente un fichero .class. Debe permitir crear elementos en el heap, tener una pila <text:soft-page-break/>de marcos similar a la de un programa en c, ser capaz de recolectar automáticamente la memoria de heap a la cual no haya referencias, etc. Una vez cumplidas estas funcionalidades, cada jvm puede implementarlas de maneras disenteroas (con 64 para servidores o con recolector de basura incremental, por ejemplo) y añadir otras características como la precompilación a codigo nativo de las instrucciones bytecode en lugar de interpretarlas.</text:p>
      <text:p text:style-name="P13"><text:tab/>Dentro del subconjuto de instrucciones java bytecode que usamos, la jvm se comporta de una manera similar a la máquina P</text:p>
      <text:p text:style-name="P13"/>
      <text:p text:style-name="P13"/>
      <text:p text:style-name="P4">5.1.3. <text:s/>Repertorio de instrucciones</text:p>
      <text:p text:style-name="P4">5.1.3.1 <text:s/><text:bookmark-start text:name="DDE_LINK6"/>Repertorio de instrucciones del código P<text:bookmark-end text:name="DDE_LINK6"/></text:p>
      <text:p text:style-name="P8"/>
      <text:p text:style-name="P8">El lenguaje objeto es un sencillo lenguaje de pila, es decir, las instrucciones apilan o desapilan datos (según indique su semántica) en una pila teóricamente infinita, teniendo como apoyo una memoria de acceso aleatorio donde almacenar las variables.</text:p>
      <text:p text:style-name="P8">El lenguaje tiene los mismos tipos que el lenguaje fuente:</text:p>
      <text:p text:style-name="P8"><text:tab/>· Bool puede ser “true” o “false”. Su código único es el 1</text:p>
      <text:p text:style-name="P8"><text:tab/>· Character es un dato que ocupa dos bytes que representa caracteres en formato UTF-8.</text:p>
      <text:p text:style-name="P8"><text:tab/>· Entero es un número entero en C2 de 32 bits.</text:p>
      <text:p text:style-name="P8"><text:tab/>· Natural es un número natural de 31 bits.</text:p>
      <text:p text:style-name="P11"><text:span text:style-name="T4"><text:tab/>· Float es un número real en IEEE 754</text:span><text:span text:style-name="T3"> </text:span><text:span text:style-name="T4">de 32 bits.</text:span></text:p>
      <text:p text:style-name="P7"/>
      <text:p text:style-name="P8">La tabla siguiente muestra las instrucciones de este lenguaje.</text:p>
      <text:p text:style-name="P8"><text:tab/>· La columna “Código” indica el valor que tiene internamente la instrucción.</text:p>
      <text:p text:style-name="P8"><text:tab/>· Cada celda de la columna “Args” puede ser 0 (es decir, no tiene argumentos) o “&lt;tipo del argumento&gt; &lt;nombre del argumento&gt;”, el nombre del argumento puede ser usado en las dos siguientes celdas.</text:p>
      <text:p text:style-name="P8"><text:tab/>· La columna “Interacción con la pila” sigue la siguiente sintaxis:</text:p>
      <text:p text:style-name="P8"><text:tab/><text:tab/>· Lo que se encuentre a la izquierda de → es el estado anterior de la pila y lo de la derecha el estado posterior (tras aplicar la instrucción).</text:p>
      <text:p text:style-name="P8"><text:tab/><text:tab/>· Las “,” separan los elementos de la pila.</text:p>
      <text:p text:style-name="P8"><text:tab/><text:tab/>· Los tres puntos (“…”) significan “el resto de la pila”.</text:p>
      <text:p text:style-name="P8"><text:tab/><text:tab/>· La estructura “&lt;tipo&gt; &lt;nombre&gt;” especifica un valor en la pila.</text:p>
      <text:p text:style-name="P8"><text:tab/>· Los tipos pueden ser o bien los definidos en el lenguaje (Nat, Bool, Int, etc) o bien otra palabra en mayúsculas (por ejemplo “T”), en cuyo caso se tratará de un tipo genérico, pero todas las apariciones de esa palabra corresponderán al mismo tipo.</text:p>
      <text:p text:style-name="P10"><text:span text:style-name="T3"><text:line-break/>Por ejemplo: “…, T v1, T v2 → </text:span><text:bookmark-start text:name="DDE_LINK31"/><text:span text:style-name="T3">…, </text:span><text:bookmark-end text:name="DDE_LINK31"/><text:span text:style-name="T3">Bool res” indica que la instrucción desapila 2 variables y apila una variable booleana. Además v1 y v2 deben tener el mismo tipo.</text:span></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3">Código</text:p>
          </table:table-cell>
          <table:table-cell table:style-name="Table1.A1" office:value-type="string">
            <text:p text:style-name="P23">Nombre mnemotécnico</text:p>
          </table:table-cell>
          <table:table-cell table:style-name="Table1.A1" office:value-type="string">
            <text:p text:style-name="P23">Args</text:p>
          </table:table-cell>
          <table:table-cell table:style-name="Table1.A1" office:value-type="string">
            <text:p text:style-name="P23">Interacción con la pila</text:p>
          </table:table-cell>
          <table:table-cell table:style-name="Table1.E1" office:value-type="string">
            <text:p text:style-name="P23">Descripción</text:p>
          </table:table-cell>
        </table:table-row>
        <table:table-row>
          <table:table-cell table:style-name="Table1.A2" office:value-type="float" office:value="0">
            <text:p text:style-name="P24">0</text:p>
          </table:table-cell>
          <table:table-cell table:style-name="Table1.B2" office:value-type="string">
            <text:p text:style-name="P23">Parar</text:p>
          </table:table-cell>
          <table:table-cell table:style-name="Table1.A2" office:value-type="float" office:value="0">
            <text:p text:style-name="P23">0</text:p>
          </table:table-cell>
          <table:table-cell table:style-name="Table1.B2" office:value-type="string">
            <text:p text:style-name="P23">… → …</text:p>
          </table:table-cell>
          <table:table-cell table:style-name="Table1.E2" office:value-type="string">
            <text:p text:style-name="P23">Detiene la ejecución.</text:p>
          </table:table-cell>
        </table:table-row>
        <table:table-row>
          <table:table-cell table:style-name="Table1.A2" office:value-type="float" office:value="1">
            <text:p text:style-name="P24">1</text:p>
          </table:table-cell>
          <table:table-cell table:style-name="Table1.B2" office:value-type="string">
            <text:p text:style-name="P23">Apila</text:p>
          </table:table-cell>
          <table:table-cell table:style-name="Table1.B2" office:value-type="string">
            <text:p text:style-name="P23">T dato</text:p>
          </table:table-cell>
          <table:table-cell table:style-name="Table1.B2" office:value-type="string">
            <text:p text:style-name="P23">… → …, T dato </text:p>
          </table:table-cell>
          <table:table-cell table:style-name="Table1.E2" office:value-type="string">
            <text:p text:style-name="P23">Apila en la pila el dato pasado como argumento.</text:p>
          </table:table-cell>
        </table:table-row>
        <table:table-row>
          <table:table-cell table:style-name="Table1.A2" office:value-type="float" office:value="2">
            <text:p text:style-name="P24">2</text:p>
          </table:table-cell>
          <table:table-cell table:style-name="Table1.B2" office:value-type="string">
            <text:p text:style-name="P23">Apila-dir</text:p>
          </table:table-cell>
          <table:table-cell table:style-name="Table1.B2" office:value-type="string">
            <text:p text:style-name="P23">Nat dir</text:p>
          </table:table-cell>
          <table:table-cell table:style-name="Table1.B2" office:value-type="string">
            <text:p text:style-name="P23">... → …, T M[dir]</text:p>
          </table:table-cell>
          <table:table-cell table:style-name="Table1.E2" office:value-type="string">
            <text:p text:style-name="P23">Apila en la pila el contenido de la posición de memoria pasada como argumento.</text:p>
          </table:table-cell>
        </table:table-row>
        <table:table-row>
          <table:table-cell table:style-name="Table1.A2" office:value-type="float" office:value="3">
            <text:p text:style-name="P24">3</text:p>
          </table:table-cell>
          <table:table-cell table:style-name="Table1.B2" office:value-type="string">
            <text:p text:style-name="P23">Desapilar</text:p>
          </table:table-cell>
          <table:table-cell table:style-name="Table1.A2" office:value-type="float" office:value="0">
            <text:p text:style-name="P23">0</text:p>
          </table:table-cell>
          <table:table-cell table:style-name="Table1.B2" office:value-type="string">
            <text:p text:style-name="P23">…, T valor → …</text:p>
          </table:table-cell>
          <table:table-cell table:style-name="Table1.E2" office:value-type="string">
            <text:p text:style-name="P23">Desapila el primer dato de la pila.</text:p>
          </table:table-cell>
        </table:table-row>
        <text:soft-page-break/>
        <table:table-row>
          <table:table-cell table:style-name="Table1.A2" office:value-type="float" office:value="4">
            <text:p text:style-name="P24">4</text:p>
          </table:table-cell>
          <table:table-cell table:style-name="Table1.B2" office:value-type="string">
            <text:p text:style-name="P23">Desapilar-dir</text:p>
          </table:table-cell>
          <table:table-cell table:style-name="Table1.B2" office:value-type="string">
            <text:p text:style-name="P23">Nat dir</text:p>
          </table:table-cell>
          <table:table-cell table:style-name="Table1.B2" office:value-type="string">
            <text:p text:style-name="P23">…, T valor → …</text:p>
          </table:table-cell>
          <table:table-cell table:style-name="Table1.E2" office:value-type="string">
            <text:p text:style-name="P23">Desapila el primer dato de la pila y lo almacena en la posición de memoria pasada como parámetro.</text:p>
          </table:table-cell>
        </table:table-row>
        <table:table-row>
          <table:table-cell table:style-name="Table1.A2" office:value-type="float" office:value="5">
            <text:p text:style-name="P24">5</text:p>
          </table:table-cell>
          <table:table-cell table:style-name="Table1.B2" office:value-type="string">
            <text:p text:style-name="P23">Menor</text:p>
          </table:table-cell>
          <table:table-cell table:style-name="Table1.A2" office:value-type="float" office:value="0">
            <text:p text:style-name="P23"><text:bookmark-start text:name="DDE_LINK"/>0<text:bookmark-end text:name="DDE_LINK"/></text:p>
          </table:table-cell>
          <table:table-cell table:style-name="Table1.B2" office:value-type="string">
            <text:p text:style-name="P23"><text:bookmark-start text:name="DDE_LINK1"/>…, T v1, T v2 → <text:bookmark-start text:name="DDE_LINK3"/>…, <text:bookmark-end text:name="DDE_LINK3"/>Bool res<text:bookmark-end text:name="DDE_LINK1"/></text:p>
          </table:table-cell>
          <table:table-cell table:style-name="Table1.E2" office:value-type="string">
            <text:p text:style-name="P23">res = t1 &lt; t2</text:p>
          </table:table-cell>
        </table:table-row>
        <table:table-row>
          <table:table-cell table:style-name="Table1.A2" office:value-type="float" office:value="6">
            <text:p text:style-name="P24">6</text:p>
          </table:table-cell>
          <table:table-cell table:style-name="Table1.B2" office:value-type="string">
            <text:p text:style-name="P23">Mayor</text:p>
          </table:table-cell>
          <table:table-cell table:style-name="Table1.A2" office:value-type="float" office:value="0">
            <text:p text:style-name="P23">0</text:p>
          </table:table-cell>
          <table:table-cell table:style-name="Table1.B2" office:value-type="string">
            <text:p text:style-name="P23">…, T v1, T v2 → …, Bool res</text:p>
          </table:table-cell>
          <table:table-cell table:style-name="Table1.E2" office:value-type="string">
            <text:p text:style-name="P23">res = t1 &gt; t2</text:p>
          </table:table-cell>
        </table:table-row>
        <table:table-row>
          <table:table-cell table:style-name="Table1.A2" office:value-type="float" office:value="7">
            <text:p text:style-name="P24">7</text:p>
          </table:table-cell>
          <table:table-cell table:style-name="Table1.B2" office:value-type="string">
            <text:p text:style-name="P23">MenorIg</text:p>
          </table:table-cell>
          <table:table-cell table:style-name="Table1.A2" office:value-type="float" office:value="0">
            <text:p text:style-name="P23">0</text:p>
          </table:table-cell>
          <table:table-cell table:style-name="Table1.B2" office:value-type="string">
            <text:p text:style-name="P23">…, T v1, T v2 → …, Bool res</text:p>
          </table:table-cell>
          <table:table-cell table:style-name="Table1.E2" office:value-type="string">
            <text:p text:style-name="P23">res = t1 &lt;= t2</text:p>
          </table:table-cell>
        </table:table-row>
        <table:table-row>
          <table:table-cell table:style-name="Table1.A2" office:value-type="float" office:value="8">
            <text:p text:style-name="P24">8</text:p>
          </table:table-cell>
          <table:table-cell table:style-name="Table1.B2" office:value-type="string">
            <text:p text:style-name="P23">MayorIg</text:p>
          </table:table-cell>
          <table:table-cell table:style-name="Table1.A2" office:value-type="float" office:value="0">
            <text:p text:style-name="P23">0</text:p>
          </table:table-cell>
          <table:table-cell table:style-name="Table1.B2" office:value-type="string">
            <text:p text:style-name="P23">…, T v1, T v2 → …, Bool res</text:p>
          </table:table-cell>
          <table:table-cell table:style-name="Table1.E2" office:value-type="string">
            <text:p text:style-name="P23">res = t1 &gt;= t2</text:p>
          </table:table-cell>
        </table:table-row>
        <table:table-row>
          <table:table-cell table:style-name="Table1.A2" office:value-type="float" office:value="9">
            <text:p text:style-name="P24">9</text:p>
          </table:table-cell>
          <table:table-cell table:style-name="Table1.B2" office:value-type="string">
            <text:p text:style-name="P23">Igual</text:p>
          </table:table-cell>
          <table:table-cell table:style-name="Table1.A2" office:value-type="float" office:value="0">
            <text:p text:style-name="P23">0</text:p>
          </table:table-cell>
          <table:table-cell table:style-name="Table1.B2" office:value-type="string">
            <text:p text:style-name="P23">…, T v1, T v2 → …, Bool res</text:p>
          </table:table-cell>
          <table:table-cell table:style-name="Table1.E2" office:value-type="string">
            <text:p text:style-name="P23">res = t1 == t2</text:p>
          </table:table-cell>
        </table:table-row>
        <table:table-row>
          <table:table-cell table:style-name="Table1.A2" office:value-type="float" office:value="10">
            <text:p text:style-name="P24">10</text:p>
          </table:table-cell>
          <table:table-cell table:style-name="Table1.B2" office:value-type="string">
            <text:p text:style-name="P23">No-Igual</text:p>
          </table:table-cell>
          <table:table-cell table:style-name="Table1.A2" office:value-type="float" office:value="0">
            <text:p text:style-name="P23">0</text:p>
          </table:table-cell>
          <table:table-cell table:style-name="Table1.B2" office:value-type="string">
            <text:p text:style-name="P23">…, T v1, T v2 → …, Bool res</text:p>
          </table:table-cell>
          <table:table-cell table:style-name="Table1.E2" office:value-type="string">
            <text:p text:style-name="P23">res = t1 != t2</text:p>
          </table:table-cell>
        </table:table-row>
        <table:table-row>
          <table:table-cell table:style-name="Table1.A2" office:value-type="float" office:value="11">
            <text:p text:style-name="P24">11</text:p>
          </table:table-cell>
          <table:table-cell table:style-name="Table1.B2" office:value-type="string">
            <text:p text:style-name="P23">Sumar</text:p>
          </table:table-cell>
          <table:table-cell table:style-name="Table1.A2" office:value-type="float" office:value="0">
            <text:p text:style-name="P23">0</text:p>
          </table:table-cell>
          <table:table-cell table:style-name="Table1.B2" office:value-type="string">
            <text:p text:style-name="P23">…, T v1, T v2 → …, T res</text:p>
          </table:table-cell>
          <table:table-cell table:style-name="Table1.E2" office:value-type="string">
            <text:p text:style-name="P23">res = v1 + v2<text:bookmark-start text:name="DDE_LINK4"/>. T tiene que ser un tipo numérico.<text:bookmark-end text:name="DDE_LINK4"/></text:p>
          </table:table-cell>
        </table:table-row>
        <table:table-row>
          <table:table-cell table:style-name="Table1.A2" office:value-type="float" office:value="12">
            <text:p text:style-name="P24">12</text:p>
          </table:table-cell>
          <table:table-cell table:style-name="Table1.B2" office:value-type="string">
            <text:p text:style-name="P23">Restar</text:p>
          </table:table-cell>
          <table:table-cell table:style-name="Table1.A2" office:value-type="float" office:value="0">
            <text:p text:style-name="P23">0</text:p>
          </table:table-cell>
          <table:table-cell table:style-name="Table1.B2" office:value-type="string">
            <text:p text:style-name="P23"><text:bookmark-start text:name="DDE_LINK2"/>…, T v1, T v2 → …, T res<text:bookmark-end text:name="DDE_LINK2"/></text:p>
          </table:table-cell>
          <table:table-cell table:style-name="Table1.E2" office:value-type="string">
            <text:p text:style-name="P23">res = v1 - v2. T tiene que ser un tipo numérico.</text:p>
          </table:table-cell>
        </table:table-row>
        <table:table-row>
          <table:table-cell table:style-name="Table1.A2" office:value-type="float" office:value="13">
            <text:p text:style-name="P24">13</text:p>
          </table:table-cell>
          <table:table-cell table:style-name="Table1.B2" office:value-type="string">
            <text:p text:style-name="P23">Mul</text:p>
          </table:table-cell>
          <table:table-cell table:style-name="Table1.A2" office:value-type="float" office:value="0">
            <text:p text:style-name="P23">0</text:p>
          </table:table-cell>
          <table:table-cell table:style-name="Table1.B2" office:value-type="string">
            <text:p text:style-name="P23">…, T v1, T v2 → …, T res</text:p>
          </table:table-cell>
          <table:table-cell table:style-name="Table1.E2" office:value-type="string">
            <text:p text:style-name="P23">res = v1 * v2. T tiene que ser un tipo numérico.</text:p>
          </table:table-cell>
        </table:table-row>
        <table:table-row>
          <table:table-cell table:style-name="Table1.A2" office:value-type="float" office:value="14">
            <text:p text:style-name="P24">14</text:p>
          </table:table-cell>
          <table:table-cell table:style-name="Table1.B2" office:value-type="string">
            <text:p text:style-name="P23">Div</text:p>
          </table:table-cell>
          <table:table-cell table:style-name="Table1.A2" office:value-type="float" office:value="0">
            <text:p text:style-name="P23">0</text:p>
          </table:table-cell>
          <table:table-cell table:style-name="Table1.B2" office:value-type="string">
            <text:p text:style-name="P23">…, T v1, T v2 → …, T res</text:p>
          </table:table-cell>
          <table:table-cell table:style-name="Table1.E2" office:value-type="string">
            <text:p text:style-name="P23">res = v1 / v2. T tiene que ser un tipo numérico.</text:p>
          </table:table-cell>
        </table:table-row>
        <table:table-row>
          <table:table-cell table:style-name="Table1.A2" office:value-type="float" office:value="15">
            <text:p text:style-name="P24">15</text:p>
          </table:table-cell>
          <table:table-cell table:style-name="Table1.B2" office:value-type="string">
            <text:p text:style-name="P23">Mod</text:p>
          </table:table-cell>
          <table:table-cell table:style-name="Table1.A2" office:value-type="float" office:value="0">
            <text:p text:style-name="P23">0</text:p>
          </table:table-cell>
          <table:table-cell table:style-name="Table1.B2" office:value-type="string">
            <text:p text:style-name="P23">…, T v1, Nat v2 → …, T res</text:p>
          </table:table-cell>
          <table:table-cell table:style-name="Table1.E2" office:value-type="string">
            <text:p text:style-name="P23">res = v1 % v2. T tiene que ser un tipo numérico.</text:p>
          </table:table-cell>
        </table:table-row>
        <table:table-row>
          <table:table-cell table:style-name="Table1.A2" office:value-type="float" office:value="16">
            <text:p text:style-name="P24">16</text:p>
          </table:table-cell>
          <table:table-cell table:style-name="Table1.B2" office:value-type="string">
            <text:p text:style-name="P23">Y</text:p>
          </table:table-cell>
          <table:table-cell table:style-name="Table1.A2" office:value-type="float" office:value="0">
            <text:p text:style-name="P23">0</text:p>
          </table:table-cell>
          <table:table-cell table:style-name="Table1.B2" office:value-type="string">
            <text:p text:style-name="P23">…, Bool v1, Bool v2 → …, Bool res</text:p>
          </table:table-cell>
          <table:table-cell table:style-name="Table1.E2" office:value-type="string">
            <text:p text:style-name="P23">res = v1 &amp;&amp; v2</text:p>
          </table:table-cell>
        </table:table-row>
        <table:table-row>
          <table:table-cell table:style-name="Table1.A2" office:value-type="float" office:value="17">
            <text:p text:style-name="P24">17</text:p>
          </table:table-cell>
          <table:table-cell table:style-name="Table1.B2" office:value-type="string">
            <text:p text:style-name="P23">O</text:p>
          </table:table-cell>
          <table:table-cell table:style-name="Table1.A2" office:value-type="float" office:value="0">
            <text:p text:style-name="P23">0</text:p>
          </table:table-cell>
          <table:table-cell table:style-name="Table1.B2" office:value-type="string">
            <text:p text:style-name="P23">…, Bool v1, Bool v2 → …, Bool res</text:p>
          </table:table-cell>
          <table:table-cell table:style-name="Table1.E2" office:value-type="string">
            <text:p text:style-name="P23">res = v1 || v2</text:p>
          </table:table-cell>
        </table:table-row>
        <table:table-row>
          <table:table-cell table:style-name="Table1.A2" office:value-type="float" office:value="18">
            <text:p text:style-name="P24">18</text:p>
          </table:table-cell>
          <table:table-cell table:style-name="Table1.B2" office:value-type="string">
            <text:p text:style-name="P23">No</text:p>
          </table:table-cell>
          <table:table-cell table:style-name="Table1.A2" office:value-type="float" office:value="0">
            <text:p text:style-name="P23">0</text:p>
          </table:table-cell>
          <table:table-cell table:style-name="Table1.B2" office:value-type="string">
            <text:p text:style-name="P23">…, Bool v → …, Bool res</text:p>
          </table:table-cell>
          <table:table-cell table:style-name="Table1.E2" office:value-type="string">
            <text:p text:style-name="P23">res = !v1</text:p>
          </table:table-cell>
        </table:table-row>
        <table:table-row>
          <table:table-cell table:style-name="Table1.A2" office:value-type="float" office:value="19">
            <text:p text:style-name="P24">19</text:p>
          </table:table-cell>
          <table:table-cell table:style-name="Table1.B2" office:value-type="string">
            <text:p text:style-name="P23">Negativo</text:p>
          </table:table-cell>
          <table:table-cell table:style-name="Table1.A2" office:value-type="float" office:value="0">
            <text:p text:style-name="P23">0</text:p>
          </table:table-cell>
          <table:table-cell table:style-name="Table1.B2" office:value-type="string">
            <text:p text:style-name="P23">…, T v → T res</text:p>
          </table:table-cell>
          <table:table-cell table:style-name="Table1.E2" office:value-type="string">
            <text:p text:style-name="P23">res = -v. T tiene que ser unt ipo numérico disenterooa Nat</text:p>
          </table:table-cell>
        </table:table-row>
        <table:table-row>
          <table:table-cell table:style-name="Table1.A2" office:value-type="float" office:value="20">
            <text:p text:style-name="P24">20</text:p>
          </table:table-cell>
          <table:table-cell table:style-name="Table1.B2" office:value-type="string">
            <text:p text:style-name="P23">Shl</text:p>
          </table:table-cell>
          <table:table-cell table:style-name="Table1.A2" office:value-type="float" office:value="0">
            <text:p text:style-name="P23">0</text:p>
          </table:table-cell>
          <table:table-cell table:style-name="Table1.B2" office:value-type="string">
            <text:p text:style-name="P23">…, T v1, Nat v2 → …, T res</text:p>
          </table:table-cell>
          <table:table-cell table:style-name="Table1.E2" office:value-type="string">
            <text:p text:style-name="P23">res = v1 &lt;&lt; v2. T tiene que ser un tipo numérico.</text:p>
          </table:table-cell>
        </table:table-row>
        <table:table-row>
          <table:table-cell table:style-name="Table1.A2" office:value-type="float" office:value="21">
            <text:p text:style-name="P24">21</text:p>
          </table:table-cell>
          <table:table-cell table:style-name="Table1.B2" office:value-type="string">
            <text:p text:style-name="P23">Shr</text:p>
          </table:table-cell>
          <table:table-cell table:style-name="Table1.A2" office:value-type="float" office:value="0">
            <text:p text:style-name="P23">0</text:p>
          </table:table-cell>
          <table:table-cell table:style-name="Table1.B2" office:value-type="string">
            <text:p text:style-name="P23">…, T v1, Nat v2 → …, T res</text:p>
          </table:table-cell>
          <table:table-cell table:style-name="Table1.E2" office:value-type="string">
            <text:p text:style-name="P23">res = v1 &gt;&gt; v2. T tiene que ser un tipo numérico.</text:p>
          </table:table-cell>
        </table:table-row>
        <table:table-row>
          <table:table-cell table:style-name="Table1.A2" office:value-type="float" office:value="22">
            <text:p text:style-name="P24">22</text:p>
          </table:table-cell>
          <table:table-cell table:style-name="Table1.B2" office:value-type="string">
            <text:p text:style-name="P23">CastInt</text:p>
          </table:table-cell>
          <table:table-cell table:style-name="Table1.A2" office:value-type="float" office:value="0">
            <text:p text:style-name="P23">0</text:p>
          </table:table-cell>
          <table:table-cell table:style-name="Table1.B2" office:value-type="string">
            <text:p text:style-name="P23">…, T v → Int res</text:p>
          </table:table-cell>
          <table:table-cell table:style-name="Table1.E2" office:value-type="string">
            <text:p text:style-name="P23">res = v como entero. Siguiendo la conversión especificada en este documento</text:p>
          </table:table-cell>
        </table:table-row>
        <table:table-row>
          <table:table-cell table:style-name="Table1.A2" office:value-type="float" office:value="23">
            <text:p text:style-name="P24">23</text:p>
          </table:table-cell>
          <table:table-cell table:style-name="Table1.B2" office:value-type="string">
            <text:p text:style-name="P23">Cascharacter</text:p>
          </table:table-cell>
          <table:table-cell table:style-name="Table1.A2" office:value-type="float" office:value="0">
            <text:p text:style-name="P23">0</text:p>
          </table:table-cell>
          <table:table-cell table:style-name="Table1.B2" office:value-type="string">
            <text:p text:style-name="P23">…, T v → Char res</text:p>
          </table:table-cell>
          <table:table-cell table:style-name="Table1.E2" office:value-type="string">
            <text:p text:style-name="P23">res = v como caracter. Siguiendo la conversión especificada en este documento</text:p>
          </table:table-cell>
        </table:table-row>
        <text:soft-page-break/>
        <table:table-row>
          <table:table-cell table:style-name="Table1.A2" office:value-type="float" office:value="24">
            <text:p text:style-name="P24">24</text:p>
          </table:table-cell>
          <table:table-cell table:style-name="Table1.B2" office:value-type="string">
            <text:p text:style-name="P23">CastFloat</text:p>
          </table:table-cell>
          <table:table-cell table:style-name="Table1.A2" office:value-type="float" office:value="0">
            <text:p text:style-name="P23">0</text:p>
          </table:table-cell>
          <table:table-cell table:style-name="Table1.B2" office:value-type="string">
            <text:p text:style-name="P23">…, T v → Float res</text:p>
          </table:table-cell>
          <table:table-cell table:style-name="Table1.E2" office:value-type="string">
            <text:p text:style-name="P23">res = v como float. Siguiendo la conversión especificada en este documento</text:p>
          </table:table-cell>
        </table:table-row>
        <table:table-row>
          <table:table-cell table:style-name="Table1.A2" office:value-type="float" office:value="25">
            <text:p text:style-name="P24">25</text:p>
          </table:table-cell>
          <table:table-cell table:style-name="Table1.B2" office:value-type="string">
            <text:p text:style-name="P23">CastNat</text:p>
          </table:table-cell>
          <table:table-cell table:style-name="Table1.A2" office:value-type="float" office:value="0">
            <text:p text:style-name="P23">0</text:p>
          </table:table-cell>
          <table:table-cell table:style-name="Table1.B2" office:value-type="string">
            <text:p text:style-name="P23">…, T v → Nat res</text:p>
          </table:table-cell>
          <table:table-cell table:style-name="Table1.E2" office:value-type="string">
            <text:p text:style-name="P23">res = v como natural. Siguiendo la conversión especificada en este documento</text:p>
          </table:table-cell>
        </table:table-row>
      </table:table>
      <text:p text:style-name="P8"/>
      <text:p text:style-name="P11">5.1.3.2 <text:s/>Repertorio de instrucciones del código java bytecode</text:p>
      <text:p text:style-name="P12"><text:tab/>El repertorio de instrucciones del java bytecode es muy extenso. Al igual que en el código P, estas instrucciones se codifican con 1 byte de información. A diferencia de las instrucciones del código P, las instrucciones jvm solo aceptan un tipo de argumento. Por ejemplo, en el código P la operación “suma” requiere que en la cabecera de la pila se encuentren dos argumentos numericos del mismo tipo. La instrucción “iadd” de jvm es más estricta, requiriendo 2 en la pila dos argumentos de tipo entero, existiendo además las instrucciones “ladd”, “fadd” y “dadd” para longs, floats y doubles respectivamente.</text:p>
      <text:p text:style-name="P12"><text:tab/>Debido al largo repertorio de instrucciones y la posible incorporación futura de otras tantas, así como la representación de byte que solo permite 256 instrucciones, la jvm no dispone de operaciones para trabajar con booleanos, caracteres o shorts. En la pila de un método java solo hay datos de tipo referencia, int, long, float y double. Los booleanos, caracteres y shorts se apilan como enteros (extendiendo el signo si hace falta) y se operan como tales. Es a la hora de guardarlo en la memoria asignada a la variable cuando se hace el casting al tipo de dato concreto.</text:p>
      <text:p text:style-name="P12"><text:tab/>Existen algunas instrucciones del lenguaje fuente que no son traducibles facilemente a jvm y hace falta hacer uso de objetos o saltos condicionales/incondicionales. Del primer tipo son las instrucciones de lectura y escritura (que se acceden en java llamando a System.in y System.out respectivamente). Al segundo bloque pertenecen por ejemplo el valor absoluto, las operaciones lógicas (la or puede simularse con la or binaria, pero no ocurre lo mismo con la and lógica ni con la negación).</text:p>
      <text:p text:style-name="P12"><text:tab/>Podrían traducirse diréctamente estas operaciones a las llamadas a objetos o saltos condicionales, pero eso implicaría llevar numerosos atributos heredados y sintácticos que complicarían enormemente la gramática. Por eso se ha optado por poner en su lugar unas instrucciones inventadas (no pertenecientes a jvm) que en un proceso posterior se traducirán a jvm. <text:tab/>Por ejemplo, cambiaremos la operación de salto “if_icmpeq #dir”, que salta a la instrucción en la posición absoluta #dirsi los dos valores desapilados son enteros del mismo valor, a una con el mismo nombre pero cuya dirección será relativa a ella misma (quedando de la forma “if_icmpeq +#desp), proceso que repetiremos con todas las operaciones de salto</text:p>
      <text:p text:style-name="P12"><text:tab/>Para el caso de las instrucciones que necesitan llamadas a objetos inventaremos una instrucción “lectura #tipoDeDato” y otra “escritura #tipoDeDato” que en un proceso posterior se traducirán en apilar la dirección del objeto dentro de la constant_pool, apilar la dirección del método llamado dentro de la constant_pool y realizar la llamada. El argumento que acompaña a estas pseudo instrucciones identificará el tipo de variable que queremos leer/escribir. La correspondencia de tales valores con su significado son los mismos que se usan para guardar las variables en el código P, que se detallan en el punto 10.</text:p>
      <text:p text:style-name="P12"/>
      <text:p text:style-name="Standard"><text:span text:style-name="T6">Puede obtenerse información más detallada de cada instrucción, ordenada alfabéticamente según su código mnemotécnico, en la página de la </text:span><text:a xlink:type="simple" xlink:href="http://java.sun.com/docs/books/jvms/second_edition/html/Instructions.doc.html">especificación oficial</text:a><text:span text:style-name="T6">.</text:span></text:p>
      <text:p text:style-name="P3"/>
      <text:p text:style-name="Standard"><text:span text:style-name="T1">5.2. Funciones semánticas</text:span><text:span text:style-name="T2"> </text:span></text:p>
      <text:p text:style-name="P1">Descripción, si procede, de las funciones semánticas adicionales utilizadas en la especificación. Para cada función debe indicarse explícitamente su cabecera, así como informalmente su cometido, incluyendo el propósito de cada uno de sus parámetros. </text:p>
      <text:p text:style-name="P1"/>
      <text:p text:style-name="P1"><text:soft-page-break/>Esta sección puede dejarse vacía si no se van a usar funciones semánticas adicionales.</text:p>
      <text:p text:style-name="P9"/>
      <text:p text:style-name="Standard"><text:span text:style-name="T1">5.3. Atributos semánticos</text:span><text:span text:style-name="T2"> </text:span></text:p>
      <text:p text:style-name="P1">Para cada categoría sintáctica relevante en este procesamiento deben enumerarse sus atributos semánticos, indicando si son heredados o sintetizados, y describiendo informalmente su propósito.</text:p>
      <text:p text:style-name="P1"/>
      <text:p text:style-name="P5">5.3.1 Atributos semánticos de codificación: codP y codJ</text:p>
      <text:p text:style-name="P5"/>
      <text:p text:style-name="P5">La categoria Programa, Instrucciones, Instrucción, InsLectura, InsEscritura, InsAsignacion, Expresion, ExpresionNiv1, ExpresionNiv2, ExpresiónNiv3, ExpresiónNiv4 y Literal tendrán un atributo “codP” que almacenará la traducción resultante en lenguaje P y otro “codJ” que almacenará la traducción resultante en java bytecode.</text:p>
      <text:p text:style-name="P7"><text:tab/>El atributo codJ almacenará el código de instrucciones jvm (más las añadidas de las que se habló antes). En un proceso posterior las instrucciones añadidas se traducirán a instrucciones jvm y este código se englobará dentro de un método estático main que a su vez se englobará dentro de una clase. Lo primero consiste en cambiar cada desplazamiento relativo de las instrucciones de salto a una dirección absoluta según la posición que ocupen y lo segundo en cambiar la instrucción de lectura y la de escritura por sus correspondientes llamadas a otros objetos. Este “objeto” será compilado desde java y se compilará en la misma dirección que el .class objeto, conteniendo las funciones necesarias para trasformar el flujo de caracteres que se obtiene con System.in a la representación interna de datos de la jvm y hará algo similar para la salida.</text:p>
      <text:p text:style-name="P1"/>
      <text:p text:style-name="P5">5.3.2 El atributo numVars</text:p>
      <text:p text:style-name="P5"><text:tab/>Para conocer la dirección de memoria de que corresponde a una variable se necesita un atributo sintetizado “numVars” que se inicie a 0 y aumente en uno por cada variable. Cada vez que se reconozca una declaración este se almacenará en la tabla de símbolos y luego se aumentará en una unidad.</text:p>
      <text:p text:style-name="P5"><text:tab/>De esta manera el atributo “numVars” servirá, además, para saber el número minimo de memoria que ha de tener el interprete (en caso del codigo P) o el número máximo de variables locales que requiere el método main en el caso de la compilación a jvm.</text:p>
      <text:p text:style-name="P5">Este atributo será propio de las categoria Declaraciones.</text:p>
      <text:p text:style-name="P5"/>
      <text:p text:style-name="Standard"><text:span text:style-name="T1">5.4. Gramática de atributos</text:span><text:span text:style-name="T2"> </text:span></text:p>
      <text:p text:style-name="P1">Gramática de atributos que formaliza la traducción.</text:p>
      <text:p text:style-name="P1"/>
      <text:p text:style-name="P15"><text:bookmark-start text:name="DDE_LINK7"/>Programa → Declaraciones &amp; Instrucciones<text:bookmark-end text:name="DDE_LINK7"/></text:p>
      <text:p text:style-name="P15"><text:tab/><text:span text:style-name="T12">Programa.codP = Instrucciones.codP</text:span></text:p>
      <text:p text:style-name="P14"><text:tab/>Programa.codJ = Instrucciones.codJ</text:p>
      <text:p text:style-name="P14"/>
      <text:p text:style-name="P15">Declaraciones → Declaración ; Declaraciones</text:p>
      <text:p text:style-name="P14"><text:tab/>Declaraciones<text:span text:style-name="T11">o</text:span>.ts = inserta(Declaraciones1.tsh, Declaracion.id, &lt;dir:Declaraciones1.numVars&gt;)</text:p>
      <text:p text:style-name="P14"><text:tab/>Declaraciones<text:span text:style-name="T11">o</text:span>.numVars = Declaraciones1.numVars +1</text:p>
      <text:p text:style-name="P14"/>
      <text:p text:style-name="P15">Declaraciones → Declaración</text:p>
      <text:p text:style-name="P14"><text:tab/>Declaraciones.ts = inserta(creaTs(), Declaracion.id, &lt;dir:0&gt;)</text:p>
      <text:p text:style-name="P14"><text:tab/>Declaraciones.numVars = 1</text:p>
      <text:p text:style-name="P14"/>
      <text:p text:style-name="P15">Instrucciones → Instrucción ; Instrucciones</text:p>
      <text:p text:style-name="P14"><text:tab/>Instrucciones<text:span text:style-name="T11">o</text:span>.codP = Instrucción.codP || Instrucciones<text:span text:style-name="T11">1</text:span>.codP</text:p>
      <text:p text:style-name="P14"><text:tab/>Instrucciones<text:span text:style-name="T11">o</text:span>.codJ = Instrucción.codJ || Instrucciones<text:span text:style-name="T11">1</text:span>.codJ</text:p>
      <text:p text:style-name="P14"/>
      <text:p text:style-name="P15">Instrucciones → Instrucción</text:p>
      <text:p text:style-name="P14"><text:span text:style-name="T1"><text:tab/></text:span>Instrucciones.codP = Instrucción.codP</text:p>
      <text:p text:style-name="P14"><text:tab/>Instrucciones.codJ = Instrucción.codJ</text:p>
      <text:p text:style-name="P21"><text:soft-page-break/>Instrucción → InsAsignación</text:p>
      <text:p text:style-name="P20"><text:tab/>Instrucciones.codP = InsAsignación.codP</text:p>
      <text:p text:style-name="P20"><text:tab/>Instrucciones.codJ = InsAsignación.codJ</text:p>
      <text:p text:style-name="P14"/>
      <text:p text:style-name="P15">Instrucción → InsLectura</text:p>
      <text:p text:style-name="P14"><text:tab/>Instruccion.codP = InsLectura.codP</text:p>
      <text:p text:style-name="P14"><text:tab/>Instruccion.codJ = InsLectura.codJ<text:tab/></text:p>
      <text:p text:style-name="P14"/>
      <text:p text:style-name="P15">Instrucción → InsEscritura</text:p>
      <text:p text:style-name="P14"><text:tab/>Instrucción.codP = InsEscritura.codP</text:p>
      <text:p text:style-name="P14"><text:tab/>Instrucción.codJ = InsEscritura.codJ<text:tab/></text:p>
      <text:p text:style-name="P14"/>
      <text:p text:style-name="P15"><text:bookmark-start text:name="DDE_LINK8"/>InsLectura<text:bookmark-end text:name="DDE_LINK8"/> → <text:s/>in(id)</text:p>
      <text:p text:style-name="P16"><text:tab/>InsLectura.codP = in InsLectura.tsh[id.lex].dir</text:p>
      <text:p text:style-name="P16"><text:tab/>InsLectura.codJ = lectura dameNumTipo(InsLectura.tsh[id.lex].tipo)</text:p>
      <text:p text:style-name="P16"/>
      <text:p text:style-name="P15">InsEscritura → out(Expresion)</text:p>
      <text:p text:style-name="P16"><text:tab/>InsEscritura.codP = expresion.codP || out</text:p>
      <text:p text:style-name="P16"><text:tab/>InsEscritura.codJ = Expresión.codJ || escritura dameNumTipo(Expresion.tipo)</text:p>
      <text:p text:style-name="P19"/>
      <text:p text:style-name="P15">InsAsignación → id := Expresión</text:p>
      <text:p text:style-name="P14"><text:tab/><text:span text:style-name="T7">InsAsignación.codP = Expresión.codP || desapila-dir InsAsignación.tsh[id.lex].dir</text:span></text:p>
      <text:p text:style-name="P22"><text:tab/>InsAsignacion.codJ = </text:p>
      <text:p text:style-name="P22"><text:tab/><text:tab/>case (InstAsignacion.tsh[id.lex].tipo)</text:p>
      <text:p text:style-name="P22"><text:tab/><text:tab/><text:tab/>boolean:</text:p>
      <text:p text:style-name="P22"><text:tab/><text:tab/><text:tab/><text:tab/>Expresion.codJ || i2b || istore InstAsignación.tsh[id.lex].dir</text:p>
      <text:p text:style-name="P22"><text:tab/><text:tab/><text:tab/>character:</text:p>
      <text:p text:style-name="P22"><text:tab/><text:tab/><text:tab/><text:tab/>Expresion.codJ || i2c || istore InstAsignación.tsh[id.lex].dir</text:p>
      <text:p text:style-name="P22"><text:tab/><text:tab/><text:tab/>natural:</text:p>
      <text:p text:style-name="P22"><text:tab/><text:tab/><text:tab/>entero:</text:p>
      <text:p text:style-name="P22"><text:tab/><text:tab/><text:tab/><text:tab/>Expresion.codJ || istore InstAsignación.tsh[id.lex].dir</text:p>
      <text:p text:style-name="P22"><text:tab/><text:tab/><text:tab/>float:</text:p>
      <text:p text:style-name="P14"><text:span text:style-name="T9"><text:tab/><text:tab/><text:tab/><text:tab/>Expresion.codJ || fstore InstAsignación.tsh[id.lex].dir<text:tab/><text:tab/></text:span><text:tab/><text:tab/></text:p>
      <text:p text:style-name="P14"/>
      <text:p text:style-name="P15">Expresión → ExpresiónNiv1 OpNiv0 ExpresiónNiv1</text:p>
      <text:p text:style-name="P14"><text:tab/>Expresión.codP = </text:p>
      <text:p text:style-name="P14"><text:tab/><text:tab/>case (OpNiv0.op)</text:p>
      <text:p text:style-name="P14"><text:tab/><text:tab/><text:tab/>menor:</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menor</text:p>
      <text:p text:style-name="P14"><text:tab/><text:tab/><text:tab/><text:tab/><text:tab/><text:tab/>sino</text:p>
      <text:p text:style-name="P14"><text:tab/><text:tab/><text:tab/><text:tab/><text:tab/><text:tab/><text:tab/>ExpresiónNiv1<text:span text:style-name="T11">o</text:span>.codP || ExpresiónNiv1<text:span text:style-name="T11">1</text:span>.codP || CastFloat || menor</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enor</text:p>
      <text:p text:style-name="P14"><text:tab/><text:tab/><text:tab/><text:tab/><text:tab/><text:tab/>sino si (ExpresiónNiv12.tipo = natural)</text:p>
      <text:p text:style-name="P14"><text:tab/><text:tab/><text:tab/><text:tab/><text:tab/><text:tab/><text:tab/>ExpresiónNiv1<text:span text:style-name="T11">o</text:span>.codP || ExpresiónNiv1<text:span text:style-name="T11">1</text:span>.codP || CastInt || menor</text:p>
      <text:p text:style-name="P14"><text:tab/><text:tab/><text:tab/><text:tab/><text:tab/><text:tab/>sino</text:p>
      <text:p text:style-name="P14"><text:tab/><text:tab/><text:tab/><text:tab/><text:tab/><text:tab/><text:tab/>ExpresiónNiv1<text:span text:style-name="T11">o</text:span>.codP || ExpresiónNiv1<text:span text:style-name="T11">1</text:span>.codP || menor</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enor</text:p>
      <text:p text:style-name="P14"><text:tab/><text:tab/><text:tab/><text:tab/><text:tab/><text:tab/>sino si (ExpresiónNiv12.tipo = entero)</text:p>
      <text:p text:style-name="P14"><text:tab/><text:tab/><text:tab/><text:tab/><text:tab/><text:tab/><text:tab/>ExpresiónNiv1<text:span text:style-name="T11">o</text:span>.codP || CastInt || ExpresiónNiv1<text:span text:style-name="T11">1</text:span>.codP || menor</text:p>
      <text:p text:style-name="P14"><text:tab/><text:tab/><text:tab/><text:tab/><text:tab/><text:tab/>sino</text:p>
      <text:p text:style-name="P14"><text:tab/><text:tab/><text:tab/><text:tab/><text:tab/><text:tab/><text:tab/>ExpresiónNiv1<text:span text:style-name="T11">o</text:span>.codP || ExpresiónNiv1<text:span text:style-name="T11">1</text:span>.codP || menor</text:p>
      <text:p text:style-name="P14"><text:tab/><text:tab/><text:tab/><text:tab/><text:tab/>otro:</text:p>
      <text:p text:style-name="P14"><text:tab/><text:tab/><text:tab/><text:tab/><text:tab/><text:tab/>ExpresiónNiv1<text:span text:style-name="T11">o</text:span>.codP || ExpresiónNiv1<text:span text:style-name="T11">1</text:span>.codP || menor</text:p>
      <text:p text:style-name="P14"><text:soft-page-break/><text:tab/><text:tab/><text:tab/>mayor</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mayor</text:p>
      <text:p text:style-name="P14"><text:tab/><text:tab/><text:tab/><text:tab/><text:tab/><text:tab/>sino</text:p>
      <text:p text:style-name="P14"><text:tab/><text:tab/><text:tab/><text:tab/><text:tab/><text:tab/><text:tab/>ExpresiónNiv1<text:span text:style-name="T11">o</text:span>.codP || ExpresiónNiv1<text:span text:style-name="T11">1</text:span>.codP || CastFloat || mayor</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ayor</text:p>
      <text:p text:style-name="P14"><text:tab/><text:tab/><text:tab/><text:tab/><text:tab/><text:tab/>sino si (ExpresiónNiv1<text:span text:style-name="T11">1</text:span>.tipo = natural)</text:p>
      <text:p text:style-name="P14"><text:tab/><text:tab/><text:tab/><text:tab/><text:tab/><text:tab/><text:tab/>ExpresiónNiv1<text:span text:style-name="T11">o</text:span>.codP || ExpresiónNiv1<text:span text:style-name="T11">1</text:span>.codP || CastInt || mayor</text:p>
      <text:p text:style-name="P14"><text:tab/><text:tab/><text:tab/><text:tab/><text:tab/><text:tab/>sino</text:p>
      <text:p text:style-name="P14"><text:tab/><text:tab/><text:tab/><text:tab/><text:tab/><text:tab/><text:tab/>ExpresiónNiv1<text:span text:style-name="T11">o</text:span>.codP || ExpresiónNiv1<text:span text:style-name="T11">1</text:span>.codP || mayor</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ayor</text:p>
      <text:p text:style-name="P14"><text:tab/><text:tab/><text:tab/><text:tab/><text:tab/><text:tab/>sino si (ExpresiónNiv1<text:span text:style-name="T11">1</text:span>.tipo = entero)</text:p>
      <text:p text:style-name="P14"><text:tab/><text:tab/><text:tab/><text:tab/><text:tab/><text:tab/><text:tab/>ExpresiónNiv1<text:span text:style-name="T11">o</text:span>.codP || CastInt || ExpresiónNiv1<text:span text:style-name="T11">1</text:span>.codP || mayor</text:p>
      <text:p text:style-name="P14"><text:tab/><text:tab/><text:tab/><text:tab/><text:tab/><text:tab/>sino</text:p>
      <text:p text:style-name="P14"><text:tab/><text:tab/><text:tab/><text:tab/><text:tab/><text:tab/><text:tab/>ExpresiónNiv1<text:span text:style-name="T11">o</text:span>.codP || ExpresiónNiv1<text:span text:style-name="T11">1</text:span>.codP || mayor</text:p>
      <text:p text:style-name="P14"><text:tab/><text:tab/><text:tab/><text:tab/><text:tab/>otro:</text:p>
      <text:p text:style-name="P14"><text:tab/><text:tab/><text:tab/><text:tab/><text:tab/><text:tab/>ExpresiónNiv1<text:span text:style-name="T11">o</text:span>.codP || ExpresiónNiv1<text:span text:style-name="T11">1</text:span>.codP || <text:s/>mayor</text:p>
      <text:p text:style-name="P14"><text:tab/><text:tab/><text:tab/>menor-ig</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menorIg</text:p>
      <text:p text:style-name="P14"><text:tab/><text:tab/><text:tab/><text:tab/><text:tab/><text:tab/>sino</text:p>
      <text:p text:style-name="P14"><text:tab/><text:tab/><text:tab/><text:tab/><text:tab/><text:tab/><text:tab/>ExpresiónNiv1<text:span text:style-name="T11">o</text:span>.codP || ExpresiónNiv1<text:span text:style-name="T11">1</text:span>.codP || CastFloat || menorIg</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enorIg</text:p>
      <text:p text:style-name="P14"><text:tab/><text:tab/><text:tab/><text:tab/><text:tab/><text:tab/>sino si (ExpresiónNiv12.tipo = natural)</text:p>
      <text:p text:style-name="P14"><text:tab/><text:tab/><text:tab/><text:tab/><text:tab/><text:tab/><text:tab/>ExpresiónNiv1<text:span text:style-name="T11">o</text:span>.codP || ExpresiónNiv1<text:span text:style-name="T11">1</text:span>.codP || CastInt || menorIg</text:p>
      <text:p text:style-name="P14"><text:tab/><text:tab/><text:tab/><text:tab/><text:tab/><text:tab/>sino</text:p>
      <text:p text:style-name="P14"><text:tab/><text:tab/><text:tab/><text:tab/><text:tab/><text:tab/><text:tab/>ExpresiónNiv1<text:span text:style-name="T11">o</text:span>.codP || ExpresiónNiv1<text:span text:style-name="T11">1</text:span>.codP || menorIg</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enorIg</text:p>
      <text:p text:style-name="P14"><text:tab/><text:tab/><text:tab/><text:tab/><text:tab/><text:tab/>sino si (ExpresiónNiv12.tipo = entero)</text:p>
      <text:p text:style-name="P14"><text:tab/><text:tab/><text:tab/><text:tab/><text:tab/><text:tab/><text:tab/>ExpresiónNiv1<text:span text:style-name="T11">o</text:span>.codP || CastInt || ExpresiónNiv1<text:span text:style-name="T11">1</text:span>.codP || menorIg</text:p>
      <text:p text:style-name="P14"><text:tab/><text:tab/><text:tab/><text:tab/><text:tab/><text:tab/>sino</text:p>
      <text:p text:style-name="P14"><text:tab/><text:tab/><text:tab/><text:tab/><text:tab/><text:tab/><text:tab/>ExpresiónNiv1<text:span text:style-name="T11">o</text:span>.codP || ExpresiónNiv1<text:span text:style-name="T11">1</text:span>.codP || menorIg</text:p>
      <text:p text:style-name="P14"><text:tab/><text:tab/><text:tab/><text:tab/><text:tab/>otro:</text:p>
      <text:p text:style-name="P14"><text:tab/><text:tab/><text:tab/><text:tab/><text:tab/><text:tab/>ExpresiónNiv1<text:span text:style-name="T11">o</text:span>.codP || ExpresiónNiv1<text:span text:style-name="T11">1</text:span>.codP || <text:s/>menorIg</text:p>
      <text:p text:style-name="P14"><text:tab/><text:tab/><text:tab/>mayor-ig</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mayorIg</text:p>
      <text:p text:style-name="P14"><text:tab/><text:tab/><text:tab/><text:tab/><text:tab/><text:tab/>sino</text:p>
      <text:p text:style-name="P14"><text:tab/><text:tab/><text:tab/><text:tab/><text:tab/><text:tab/><text:tab/>ExpresiónNiv1<text:span text:style-name="T11">o</text:span>.codP || ExpresiónNiv1<text:span text:style-name="T11">1</text:span>.codP || CastFloat || mayorIg</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ayorIg</text:p>
      <text:p text:style-name="P14"><text:tab/><text:tab/><text:tab/><text:tab/><text:tab/><text:tab/>sino si (ExpresiónNiv12.tipo = natural)</text:p>
      <text:p text:style-name="P14"><text:tab/><text:tab/><text:tab/><text:tab/><text:tab/><text:tab/><text:tab/>ExpresiónNiv1<text:span text:style-name="T11">o</text:span>.codP || ExpresiónNiv1<text:span text:style-name="T11">1</text:span>.codP || CastInt || mayorIg</text:p>
      <text:p text:style-name="P14"><text:tab/><text:tab/><text:tab/><text:tab/><text:tab/><text:tab/>sino</text:p>
      <text:p text:style-name="P14"><text:tab/><text:tab/><text:tab/><text:tab/><text:tab/><text:tab/><text:tab/>ExpresiónNiv1<text:span text:style-name="T11">o</text:span>.codP || ExpresiónNiv1<text:span text:style-name="T11">1</text:span>.codP || mayorIg</text:p>
      <text:p text:style-name="P14"><text:soft-page-break/><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ayorIg</text:p>
      <text:p text:style-name="P14"><text:tab/><text:tab/><text:tab/><text:tab/><text:tab/><text:tab/>sino si (ExpresiónNiv12.tipo = entero)</text:p>
      <text:p text:style-name="P14"><text:tab/><text:tab/><text:tab/><text:tab/><text:tab/><text:tab/><text:tab/>ExpresiónNiv1<text:span text:style-name="T11">o</text:span>.codP || CastInt || ExpresiónNiv1<text:span text:style-name="T11">1</text:span>.codP || mayorIg</text:p>
      <text:p text:style-name="P14"><text:tab/><text:tab/><text:tab/><text:tab/><text:tab/><text:tab/>sino</text:p>
      <text:p text:style-name="P14"><text:tab/><text:tab/><text:tab/><text:tab/><text:tab/><text:tab/><text:tab/>ExpresiónNiv1<text:span text:style-name="T11">o</text:span>.codP || ExpresiónNiv1<text:span text:style-name="T11">1</text:span>.codP || mayorIg</text:p>
      <text:p text:style-name="P14"><text:tab/><text:tab/><text:tab/><text:tab/><text:tab/>otro:</text:p>
      <text:p text:style-name="P14"><text:tab/><text:tab/><text:tab/><text:tab/><text:tab/><text:tab/>ExpresiónNiv1<text:span text:style-name="T11">o</text:span>.codP || ExpresiónNiv1<text:span text:style-name="T11">1</text:span>.codP || <text:s/>mayorIg</text:p>
      <text:p text:style-name="P14"><text:tab/><text:tab/><text:tab/>igual</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igual</text:p>
      <text:p text:style-name="P14"><text:tab/><text:tab/><text:tab/><text:tab/><text:tab/><text:tab/>sino</text:p>
      <text:p text:style-name="P14"><text:tab/><text:tab/><text:tab/><text:tab/><text:tab/><text:tab/><text:tab/>ExpresiónNiv1<text:span text:style-name="T11">o</text:span>.codP || ExpresiónNiv1<text:span text:style-name="T11">1</text:span>.codP || CastFloat || igual</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igual</text:p>
      <text:p text:style-name="P14"><text:tab/><text:tab/><text:tab/><text:tab/><text:tab/><text:tab/>sino si (ExpresiónNiv1<text:span text:style-name="T11">1</text:span>.tipo = natural)</text:p>
      <text:p text:style-name="P14"><text:tab/><text:tab/><text:tab/><text:tab/><text:tab/><text:tab/><text:tab/>ExpresiónNiv1<text:span text:style-name="T11">o</text:span>.codP || ExpresiónNiv1<text:span text:style-name="T11">1</text:span>.codP || CastInt || igual</text:p>
      <text:p text:style-name="P14"><text:tab/><text:tab/><text:tab/><text:tab/><text:tab/><text:tab/>sino</text:p>
      <text:p text:style-name="P14"><text:tab/><text:tab/><text:tab/><text:tab/><text:tab/><text:tab/><text:tab/>ExpresiónNiv1<text:span text:style-name="T11">o</text:span>.codP || ExpresiónNiv1<text:span text:style-name="T11">1</text:span>.codP || igual</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igual</text:p>
      <text:p text:style-name="P14"><text:tab/><text:tab/><text:tab/><text:tab/><text:tab/><text:tab/>sino si (ExpresiónNiv1<text:span text:style-name="T11">1</text:span>.tipo = entero)</text:p>
      <text:p text:style-name="P14"><text:tab/><text:tab/><text:tab/><text:tab/><text:tab/><text:tab/><text:tab/>ExpresiónNiv1<text:span text:style-name="T11">o</text:span>.codP || CastInt || ExpresiónNiv1<text:span text:style-name="T11">1</text:span>.codP || igual</text:p>
      <text:p text:style-name="P14"><text:tab/><text:tab/><text:tab/><text:tab/><text:tab/><text:tab/>sino</text:p>
      <text:p text:style-name="P14"><text:tab/><text:tab/><text:tab/><text:tab/><text:tab/><text:tab/><text:tab/>ExpresiónNiv1<text:span text:style-name="T11">o</text:span>.codP || ExpresiónNiv1<text:span text:style-name="T11">1</text:span>.codP || igual</text:p>
      <text:p text:style-name="P14"><text:tab/><text:tab/><text:tab/><text:tab/><text:tab/>otro:</text:p>
      <text:p text:style-name="P14"><text:tab/><text:tab/><text:tab/><text:tab/><text:tab/><text:tab/>ExpresiónNiv1<text:span text:style-name="T11">o</text:span>.codP || ExpresiónNiv1<text:span text:style-name="T11">1</text:span>.codP || <text:s/>igual</text:p>
      <text:p text:style-name="P14"><text:tab/><text:tab/><text:tab/>no-igual</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no-igual</text:p>
      <text:p text:style-name="P14"><text:tab/><text:tab/><text:tab/><text:tab/><text:tab/><text:tab/>sino</text:p>
      <text:p text:style-name="P14"><text:tab/><text:tab/><text:tab/><text:tab/><text:tab/><text:tab/><text:tab/>ExpresiónNiv1<text:span text:style-name="T11">o</text:span>.codP || ExpresiónNiv1<text:span text:style-name="T11">1</text:span>.codP || CastFloat || no-igual</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no-igual</text:p>
      <text:p text:style-name="P14"><text:tab/><text:tab/><text:tab/><text:tab/><text:tab/><text:tab/>sino si (ExpresiónNiv12.tipo = natural)</text:p>
      <text:p text:style-name="P14"><text:tab/><text:tab/><text:tab/><text:tab/><text:tab/><text:tab/><text:tab/>ExpresiónNiv1<text:span text:style-name="T11">o</text:span>.codP || ExpresiónNiv1<text:span text:style-name="T11">1</text:span>.codP || CastInt || no-igual</text:p>
      <text:p text:style-name="P14"><text:tab/><text:tab/><text:tab/><text:tab/><text:tab/><text:tab/>sino</text:p>
      <text:p text:style-name="P14"><text:tab/><text:tab/><text:tab/><text:tab/><text:tab/><text:tab/><text:tab/>ExpresiónNiv1<text:span text:style-name="T11">o</text:span>.codP || ExpresiónNiv1<text:span text:style-name="T11">1</text:span>.codP || no-igual</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no-igual</text:p>
      <text:p text:style-name="P14"><text:tab/><text:tab/><text:tab/><text:tab/><text:tab/><text:tab/>sino si (ExpresiónNiv12.tipo = entero)</text:p>
      <text:p text:style-name="P14"><text:tab/><text:tab/><text:tab/><text:tab/><text:tab/><text:tab/><text:tab/>ExpresiónNiv1<text:span text:style-name="T11">o</text:span>.codP || CastInt || ExpresiónNiv1<text:span text:style-name="T11">1</text:span>.codP || no-igual</text:p>
      <text:p text:style-name="P14"><text:tab/><text:tab/><text:tab/><text:tab/><text:tab/><text:tab/>sino</text:p>
      <text:p text:style-name="P14"><text:tab/><text:tab/><text:tab/><text:tab/><text:tab/><text:tab/><text:tab/>ExpresiónNiv1<text:span text:style-name="T11">o</text:span>.codP || ExpresiónNiv1<text:span text:style-name="T11">1</text:span>.codP || no-igual</text:p>
      <text:p text:style-name="P14"><text:tab/><text:tab/><text:tab/><text:tab/><text:tab/>otro:</text:p>
      <text:p text:style-name="P14"><text:tab/><text:tab/><text:tab/><text:tab/><text:tab/><text:tab/>ExpresiónNiv1<text:span text:style-name="T11">o</text:span>.codP || ExpresiónNiv1<text:span text:style-name="T11">1</text:span>.codP || <text:s/>no-igual</text:p>
      <text:p text:style-name="P14"/>
      <text:p text:style-name="P14"><text:tab/>Expresión.codJ = </text:p>
      <text:p text:style-name="P14"><text:tab/><text:tab/>case (OpNiv0.op)</text:p>
      <text:p text:style-name="P14"><text:tab/><text:tab/><text:tab/>menor:</text:p>
      <text:p text:style-name="P14"><text:tab/><text:tab/><text:tab/><text:tab/>si (ExpresiónNiv1<text:span text:style-name="T11">o</text:span>.tipo = float)</text:p>
      <text:p text:style-name="P14"><text:soft-page-break/><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2f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g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text:p>
      <text:p text:style-name="P14"><text:tab/><text:tab/><text:tab/><text:tab/>si (ExpresiónNiv1<text:span text:style-name="T11">o</text:span>.tipo = float)</text:p>
      <text:p text:style-name="P14"><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2f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tab/><text:tab/><text:tab/><text:tab/><text:tab/><text:tab/>if_le +7</text:p>
      <text:p text:style-name="P14"><text:soft-page-break/><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l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enor-ig</text:p>
      <text:p text:style-name="P14"><text:tab/><text:tab/><text:tab/><text:tab/>si (ExpresiónNiv1<text:span text:style-name="T11">o</text:span>.tipo = float)</text:p>
      <text:p text:style-name="P14"><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2f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g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ig</text:p>
      <text:p text:style-name="P14"><text:tab/><text:tab/><text:tab/><text:tab/>si (ExpresiónNiv1<text:span text:style-name="T11">o</text:span>.tipo = float)</text:p>
      <text:p text:style-name="P14"><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2f ||</text:p>
      <text:p text:style-name="P14"><text:soft-page-break/><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l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igual</text:p>
      <text:p text:style-name="P14"><text:tab/><text:tab/><text:tab/><text:tab/>si (ExpresiónNiv1<text:span text:style-name="T11">o</text:span>.tipo = float)</text:p>
      <text:p text:style-name="P14"><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2f ||</text:p>
      <text:p text:style-name="P14"><text:tab/><text:tab/><text:tab/><text:tab/><text:tab/><text:tab/>fcmpg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tab/><text:tab/><text:tab/><text:tab/><text:tab/><text:tab/>if_ne +7 ||</text:p>
      <text:p text:style-name="P14"><text:tab/><text:tab/><text:tab/><text:tab/><text:tab/><text:tab/>iconst_1 ||</text:p>
      <text:p text:style-name="P14"><text:tab/><text:tab/><text:tab/><text:tab/><text:tab/><text:tab/>goto +4 ||</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ne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no-igual</text:p>
      <text:p text:style-name="P14"><text:tab/><text:tab/><text:tab/><text:tab/>si (ExpresiónNiv1<text:span text:style-name="T11">o</text:span>.tipo = float)</text:p>
      <text:p text:style-name="P14"><text:soft-page-break/><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2f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eq +7 ||</text:p>
      <text:p text:style-name="P14"><text:tab/><text:tab/><text:tab/><text:tab/><text:tab/><text:tab/>iconst_1 ||</text:p>
      <text:p text:style-name="P14"><text:tab/><text:tab/><text:tab/><text:tab/><text:tab/><text:tab/>goto +4 ||</text:p>
      <text:p text:style-name="P14"><text:tab/><text:tab/><text:tab/><text:tab/><text:tab/><text:tab/>iconst_0</text:p>
      <text:p text:style-name="P14"/>
      <text:p text:style-name="P15">Expresión → ExpresiónNiv1</text:p>
      <text:p text:style-name="P14"><text:tab/>Expresión.codP = ExpresionNiv1.codP</text:p>
      <text:p text:style-name="P14"><text:tab/>Expresión.codJ = ExpresionNiv1.codJ</text:p>
      <text:p text:style-name="P14"/>
      <text:p text:style-name="P15">ExpresiónNiv1 → ExpresiónNiv1 OpNiv1 ExpresiónNiv2</text:p>
      <text:p text:style-name="P14"><text:tab/>ExpresionNiv1<text:span text:style-name="T11">o</text:span>.codP =</text:p>
      <text:p text:style-name="P14"><text:tab/><text:tab/>case (OpNiv1.op)</text:p>
      <text:p text:style-name="P14"><text:tab/><text:tab/><text:tab/>suma:</text:p>
      <text:p text:style-name="P17"><text:tab/><text:tab/><text:tab/><text:tab/>case (ExpresionNiv1<text:span text:style-name="T11">1</text:span>.tipo)</text:p>
      <text:p text:style-name="P17"><text:tab/><text:tab/><text:tab/><text:tab/><text:tab/>float:</text:p>
      <text:p text:style-name="P17"><text:tab/><text:tab/><text:tab/><text:tab/><text:tab/><text:tab/>si(ExpresionNiv2 .tipo = float)</text:p>
      <text:p text:style-name="P17"><text:tab/><text:tab/><text:tab/><text:tab/><text:tab/><text:tab/><text:tab/>ExpresionNiv1<text:span text:style-name="T11">1</text:span>.codP || ExpresionNiv2.codP || sumar</text:p>
      <text:p text:style-name="P17"><text:tab/><text:tab/><text:tab/><text:tab/><text:tab/><text:tab/>sino </text:p>
      <text:p text:style-name="P17"><text:tab/><text:tab/><text:tab/><text:tab/><text:tab/><text:tab/><text:tab/>ExpresionNiv1<text:span text:style-name="T11">1</text:span>.codP || ExpresionNiv2.codP || CastFloat || sumar</text:p>
      <text:p text:style-name="P17"><text:tab/><text:tab/><text:tab/><text:tab/><text:tab/>entero:</text:p>
      <text:p text:style-name="P17"><text:tab/><text:tab/><text:tab/><text:tab/><text:tab/><text:tab/>si (ExpresionNiv2.tipo = float)</text:p>
      <text:p text:style-name="P17"><text:tab/><text:tab/><text:tab/><text:tab/><text:tab/><text:tab/><text:tab/>ExpresionNiv1<text:span text:style-name="T11">1</text:span>.codP || CastFloat || ExpresionNiv2.codP || sumar</text:p>
      <text:p text:style-name="P17"><text:tab/><text:tab/><text:tab/><text:tab/><text:tab/><text:tab/>sino si (ExpresionNiv2.tipo = natural)</text:p>
      <text:p text:style-name="P17"><text:tab/><text:tab/><text:tab/><text:tab/><text:tab/><text:tab/><text:tab/>ExpresionNiv1<text:span text:style-name="T11">1</text:span>.codP || ExpresionNiv2.codP || CastInt || sumar</text:p>
      <text:p text:style-name="P17"><text:tab/><text:tab/><text:tab/><text:tab/><text:tab/><text:tab/>sino </text:p>
      <text:p text:style-name="P17"><text:tab/><text:tab/><text:tab/><text:tab/><text:tab/><text:tab/><text:tab/>ExpresionNiv1<text:span text:style-name="T11">1</text:span>.codP || ExpresionNiv2.codP || sumar</text:p>
      <text:p text:style-name="P17"><text:tab/><text:tab/><text:tab/><text:tab/><text:tab/>natural:</text:p>
      <text:p text:style-name="P17"><text:tab/><text:tab/><text:tab/><text:tab/><text:tab/><text:tab/>si (ExpresionNiv2.tipo = float)</text:p>
      <text:p text:style-name="P17"><text:tab/><text:tab/><text:tab/><text:tab/><text:tab/><text:tab/><text:tab/>ExpresionNiv1<text:span text:style-name="T11">1</text:span>.codP || CastFloat || ExpresionNiv2.codP || sumar</text:p>
      <text:p text:style-name="P17"><text:tab/><text:tab/><text:tab/><text:tab/><text:tab/><text:tab/>sino si (ExpresionNiv2.tipo = entero)</text:p>
      <text:p text:style-name="P17"><text:soft-page-break/><text:tab/><text:tab/><text:tab/><text:tab/><text:tab/><text:tab/><text:tab/>ExpresionNiv1<text:span text:style-name="T11">1</text:span>.codP || CastInt || ExpresionNiv2.codP || <text:s/>sumar</text:p>
      <text:p text:style-name="P17"><text:tab/><text:tab/><text:tab/><text:tab/><text:tab/><text:tab/>sino </text:p>
      <text:p text:style-name="P17"><text:tab/><text:tab/><text:tab/><text:tab/><text:tab/><text:tab/><text:tab/>ExpresionNiv1<text:span text:style-name="T11">1</text:span>.codP || ExpresionNiv2.codP || sumar</text:p>
      <text:p text:style-name="P14"><text:tab/><text:tab/><text:tab/>resta:</text:p>
      <text:p text:style-name="P17"><text:tab/><text:tab/><text:tab/><text:tab/>case (ExpresionNiv1<text:span text:style-name="T11">1</text:span>.tipo)</text:p>
      <text:p text:style-name="P17"><text:tab/><text:tab/><text:tab/><text:tab/><text:tab/>float:</text:p>
      <text:p text:style-name="P17"><text:tab/><text:tab/><text:tab/><text:tab/><text:tab/><text:tab/>si(ExpresionNiv2 .tipo = float)</text:p>
      <text:p text:style-name="P17"><text:tab/><text:tab/><text:tab/><text:tab/><text:tab/><text:tab/><text:tab/>ExpresionNiv1<text:span text:style-name="T11">1</text:span>.codP || ExpresionNiv2.codP || restar</text:p>
      <text:p text:style-name="P17"><text:tab/><text:tab/><text:tab/><text:tab/><text:tab/><text:tab/>sino </text:p>
      <text:p text:style-name="P17"><text:tab/><text:tab/><text:tab/><text:tab/><text:tab/><text:tab/><text:tab/>ExpresionNiv1<text:span text:style-name="T11">1</text:span>.codP || ExpresionNiv2.codP || CastFloat || restar</text:p>
      <text:p text:style-name="P17"><text:tab/><text:tab/><text:tab/><text:tab/><text:tab/>entero:</text:p>
      <text:p text:style-name="P17"><text:tab/><text:tab/><text:tab/><text:tab/><text:tab/><text:tab/>si (ExpresionNiv2.tipo = float)</text:p>
      <text:p text:style-name="P17"><text:tab/><text:tab/><text:tab/><text:tab/><text:tab/><text:tab/><text:tab/>ExpresionNiv1<text:span text:style-name="T11">1</text:span>.codP || CastFloat || ExpresionNiv2.codP || restar</text:p>
      <text:p text:style-name="P17"><text:tab/><text:tab/><text:tab/><text:tab/><text:tab/><text:tab/>sino si (ExpresionNiv2.tipo = natural)</text:p>
      <text:p text:style-name="P17"><text:tab/><text:tab/><text:tab/><text:tab/><text:tab/><text:tab/><text:tab/>ExpresionNiv1<text:span text:style-name="T11">1</text:span>.codP || ExpresionNiv2.codP || CastInt || restar</text:p>
      <text:p text:style-name="P17"><text:tab/><text:tab/><text:tab/><text:tab/><text:tab/><text:tab/>sino </text:p>
      <text:p text:style-name="P17"><text:tab/><text:tab/><text:tab/><text:tab/><text:tab/><text:tab/><text:tab/>ExpresionNiv1<text:span text:style-name="T11">1</text:span>.codP || ExpresionNiv2.codP || restar</text:p>
      <text:p text:style-name="P17"><text:tab/><text:tab/><text:tab/><text:tab/><text:tab/>natural:</text:p>
      <text:p text:style-name="P17"><text:tab/><text:tab/><text:tab/><text:tab/><text:tab/><text:tab/>si (ExpresionNiv2.tipo = float)</text:p>
      <text:p text:style-name="P17"><text:tab/><text:tab/><text:tab/><text:tab/><text:tab/><text:tab/><text:tab/>ExpresionNiv1<text:span text:style-name="T11">1</text:span>.codP || CastFloat || ExpresionNiv2.codP || restar</text:p>
      <text:p text:style-name="P17"><text:tab/><text:tab/><text:tab/><text:tab/><text:tab/><text:tab/>sino si (ExpresionNiv2.tipo = entero)</text:p>
      <text:p text:style-name="P17"><text:tab/><text:tab/><text:tab/><text:tab/><text:tab/><text:tab/><text:tab/>ExpresionNiv1<text:span text:style-name="T11">1</text:span>.codP || CastInt || ExpresionNiv2.codP || <text:s/>restar</text:p>
      <text:p text:style-name="P17"><text:tab/><text:tab/><text:tab/><text:tab/><text:tab/><text:tab/>sino </text:p>
      <text:p text:style-name="P17"><text:tab/><text:tab/><text:tab/><text:tab/><text:tab/><text:tab/><text:tab/>ExpresionNiv1<text:span text:style-name="T11">1</text:span>.codP || ExpresionNiv2.codP || restar</text:p>
      <text:p text:style-name="P14"><text:tab/><text:tab/><text:tab/>o:</text:p>
      <text:p text:style-name="P14"><text:tab/><text:tab/><text:tab/><text:tab/>ExpresiónNiv1<text:span text:style-name="T11">1</text:span>.codP || ExpresiónNiv2.codP || o<text:tab/><text:tab/></text:p>
      <text:p text:style-name="P14"><text:tab/>ExpresionNiv1<text:span text:style-name="T11">o</text:span>.codJ =</text:p>
      <text:p text:style-name="P14"><text:tab/><text:tab/>case (OpNiv1.op)</text:p>
      <text:p text:style-name="P14"><text:tab/><text:tab/><text:tab/>suma:</text:p>
      <text:p text:style-name="P14"><text:tab/><text:tab/><text:tab/><text:tab/>si (ExpresionNiv1<text:span text:style-name="T11">1</text:span>.tipo = float)</text:p>
      <text:p text:style-name="P14"><text:tab/><text:tab/><text:tab/><text:tab/><text:tab/>si(ExpresionNiv2.tipo = float)</text:p>
      <text:p text:style-name="P14"><text:tab/><text:tab/><text:tab/><text:tab/><text:tab/><text:tab/> ExpresiónNiv1<text:span text:style-name="T11">1</text:span>.codJ || ExpresiónNiv2. codJ || fadd</text:p>
      <text:p text:style-name="P14"><text:tab/><text:tab/><text:tab/><text:tab/><text:tab/>sino</text:p>
      <text:p text:style-name="P14"><text:tab/><text:tab/><text:tab/><text:tab/><text:tab/><text:tab/> ExpresiónNiv1<text:span text:style-name="T11">1</text:span>.codJ || ExpresiónNiv2. codJ || i2f || fadd</text:p>
      <text:p text:style-name="P14"><text:tab/><text:tab/><text:tab/><text:tab/>sino</text:p>
      <text:p text:style-name="P14"><text:tab/><text:tab/><text:tab/><text:tab/><text:tab/>si(ExpresionNiv2.tipo = float)</text:p>
      <text:p text:style-name="P14"><text:tab/><text:tab/><text:tab/><text:tab/><text:tab/><text:tab/> ExpresiónNiv1<text:span text:style-name="T11">1</text:span>.codJ || i2f || ExpresiónNiv2. codJ || fadd</text:p>
      <text:p text:style-name="P14"><text:tab/><text:tab/><text:tab/><text:tab/><text:tab/>sino</text:p>
      <text:p text:style-name="P14"><text:tab/><text:tab/><text:tab/><text:tab/><text:tab/><text:tab/> ExpresiónNiv11.codJ || ExpresiónNiv2. codJ || iadd</text:p>
      <text:p text:style-name="P14"><text:tab/><text:tab/><text:tab/>resta:</text:p>
      <text:p text:style-name="P14"><text:tab/><text:tab/><text:tab/><text:tab/>si (ExpresionNiv1<text:span text:style-name="T11">1</text:span>.tipo = float)</text:p>
      <text:p text:style-name="P14"><text:tab/><text:tab/><text:tab/><text:tab/><text:tab/>si(ExpresionNiv2.tipo = float)</text:p>
      <text:p text:style-name="P14"><text:tab/><text:tab/><text:tab/><text:tab/><text:tab/><text:tab/> ExpresiónNiv1<text:span text:style-name="T11">1</text:span>.codJ || ExpresiónNiv2. codJ || fsub</text:p>
      <text:p text:style-name="P14"><text:tab/><text:tab/><text:tab/><text:tab/><text:tab/>sino</text:p>
      <text:p text:style-name="P14"><text:tab/><text:tab/><text:tab/><text:tab/><text:tab/><text:tab/> ExpresiónNiv1<text:span text:style-name="T11">1</text:span>.codJ || ExpresiónNiv2. codJ || i2f || fsub</text:p>
      <text:p text:style-name="P14"><text:tab/><text:tab/><text:tab/><text:tab/>sino</text:p>
      <text:p text:style-name="P14"><text:tab/><text:tab/><text:tab/><text:tab/><text:tab/>si(ExpresionNiv2.tipo = float)</text:p>
      <text:p text:style-name="P14"><text:tab/><text:tab/><text:tab/><text:tab/><text:tab/><text:tab/> ExpresiónNiv1<text:span text:style-name="T11">1</text:span>.codJ || i2f || ExpresiónNiv2. codJ || fsub</text:p>
      <text:p text:style-name="P14"><text:tab/><text:tab/><text:tab/><text:tab/><text:tab/>sino</text:p>
      <text:p text:style-name="P14"><text:tab/><text:tab/><text:tab/><text:tab/><text:tab/><text:tab/> ExpresiónNiv1<text:span text:style-name="T11">1</text:span>.codJ || ExpresiónNiv2. codJ || isub</text:p>
      <text:p text:style-name="P14"><text:tab/><text:tab/><text:tab/>o:</text:p>
      <text:p text:style-name="P14"><text:tab/><text:tab/><text:tab/><text:tab/>ExpresiónNiv1<text:span text:style-name="T11">1</text:span>.codJ ||</text:p>
      <text:p text:style-name="P14"><text:tab/><text:tab/><text:tab/><text:tab/>ifne +7 ||</text:p>
      <text:p text:style-name="P14"><text:tab/><text:tab/><text:tab/><text:tab/>ExpresionNiv2.codJ ||</text:p>
      <text:p text:style-name="P14"><text:tab/><text:tab/><text:tab/><text:tab/>ifeq +7 ||</text:p>
      <text:p text:style-name="P14"><text:tab/><text:tab/><text:tab/><text:tab/>iconst_1 ||</text:p>
      <text:p text:style-name="P14"><text:tab/><text:tab/><text:tab/><text:tab/>goto +4 ||</text:p>
      <text:p text:style-name="P14"><text:tab/><text:tab/><text:tab/><text:tab/>iconst_0</text:p>
      <text:p text:style-name="P14"/>
      <text:p text:style-name="P15">ExpresiónNiv1 → ExpresiónNiv2</text:p>
      <text:p text:style-name="P14"><text:bookmark-start text:name="DDE_LINK10"/><text:soft-page-break/><text:tab/>ExpresionNiv1.codP = ExpresionNiv2.codP<text:bookmark-end text:name="DDE_LINK10"/></text:p>
      <text:p text:style-name="P14"><text:tab/>ExpresionNiv1.codJ = ExpresionNiv2.codJ</text:p>
      <text:p text:style-name="P14"/>
      <text:p text:style-name="P15">ExpresiónNiv2 → ExpresiónNiv2 OpNiv2 ExpresiónNiv3</text:p>
      <text:p text:style-name="P17"><text:tab/>ExpresiónNiv2<text:span text:style-name="T11">o</text:span>.codP = </text:p>
      <text:p text:style-name="P17"><text:tab/><text:tab/>case(OpNiv2.op)</text:p>
      <text:p text:style-name="P17"><text:tab/><text:tab/><text:tab/>Multiplica:</text:p>
      <text:p text:style-name="P17"><text:tab/><text:tab/><text:tab/><text:tab/>case (ExpresionNiv2<text:span text:style-name="T11">1</text:span>.tipo)</text:p>
      <text:p text:style-name="P17"><text:tab/><text:tab/><text:tab/><text:tab/><text:tab/>float:</text:p>
      <text:p text:style-name="P17"><text:tab/><text:tab/><text:tab/><text:tab/><text:tab/><text:tab/>si(ExpresionNiv3.tipo = float)</text:p>
      <text:p text:style-name="P17"><text:tab/><text:tab/><text:tab/><text:tab/><text:tab/><text:tab/><text:tab/>ExpresiónNiv2<text:span text:style-name="T11">1</text:span>.codP || ExpresiónNiv3.codP || Mul</text:p>
      <text:p text:style-name="P17"><text:tab/><text:tab/><text:tab/><text:tab/><text:tab/><text:tab/>sino </text:p>
      <text:p text:style-name="P17"><text:tab/><text:tab/><text:tab/><text:tab/><text:tab/><text:tab/><text:tab/>ExpresiónNiv2<text:span text:style-name="T11">1</text:span>.codP || ExpresiónNiv3.codP || CastFloat || Mul</text:p>
      <text:p text:style-name="P17"><text:tab/><text:tab/><text:tab/><text:tab/><text:tab/>entero:</text:p>
      <text:p text:style-name="P17"><text:tab/><text:tab/><text:tab/><text:tab/><text:tab/><text:tab/>si (ExpresionNiv3 .tipo = float)</text:p>
      <text:p text:style-name="P17"><text:tab/><text:tab/><text:tab/><text:tab/><text:tab/><text:tab/><text:tab/>ExpresiónNiv2<text:span text:style-name="T11">1</text:span>.codP || CastFloat || ExpresiónNiv3.codP || Mul</text:p>
      <text:p text:style-name="P17"><text:tab/><text:tab/><text:tab/><text:tab/><text:tab/><text:tab/>sino si (ExpresionNiv3 .tipo = natural)</text:p>
      <text:p text:style-name="P17"><text:tab/><text:tab/><text:tab/><text:tab/><text:tab/><text:tab/><text:tab/>ExpresiónNiv2<text:span text:style-name="T11">1</text:span>.codP || ExpresiónNiv3.codP || CastInt || Mul</text:p>
      <text:p text:style-name="P17"><text:tab/><text:tab/><text:tab/><text:tab/><text:tab/><text:tab/>sino </text:p>
      <text:p text:style-name="P17"><text:tab/><text:tab/><text:tab/><text:tab/><text:tab/><text:tab/><text:tab/>ExpresiónNiv2<text:span text:style-name="T11">1</text:span>.codP || ExpresiónNiv3.codP || Mul</text:p>
      <text:p text:style-name="P17"><text:tab/><text:tab/><text:tab/><text:tab/><text:tab/>natural:</text:p>
      <text:p text:style-name="P17"><text:tab/><text:tab/><text:tab/><text:tab/><text:tab/><text:tab/>si (ExpresionNiv3 .tipo = float)</text:p>
      <text:p text:style-name="P17"><text:tab/><text:tab/><text:tab/><text:tab/><text:tab/><text:tab/><text:tab/>ExpresiónNiv2<text:span text:style-name="T11">1</text:span>.codP || CastFloat || ExpresiónNiv3.codP || Mul</text:p>
      <text:p text:style-name="P17"><text:tab/><text:tab/><text:tab/><text:tab/><text:tab/><text:tab/>sino si (ExpresionNiv3 .tipo = entero)</text:p>
      <text:p text:style-name="P17"><text:tab/><text:tab/><text:tab/><text:tab/><text:tab/><text:tab/><text:tab/>ExpresiónNiv2<text:span text:style-name="T11">1</text:span>.codP || CastInt || ExpresiónNiv3.codP || <text:s/>Mul</text:p>
      <text:p text:style-name="P17"><text:tab/><text:tab/><text:tab/><text:tab/><text:tab/><text:tab/>sino </text:p>
      <text:p text:style-name="P17"><text:tab/><text:tab/><text:tab/><text:tab/><text:tab/><text:tab/><text:tab/>ExpresiónNiv2<text:span text:style-name="T11">1</text:span>.codP || ExpresiónNiv3.codP || Mul</text:p>
      <text:p text:style-name="P17"><text:tab/><text:tab/><text:tab/>Divide:</text:p>
      <text:p text:style-name="P17"><text:tab/><text:tab/><text:tab/><text:tab/>case (ExpresionNiv2<text:span text:style-name="T11">1</text:span>.tipo)</text:p>
      <text:p text:style-name="P17"><text:tab/><text:tab/><text:tab/><text:tab/><text:tab/>float:</text:p>
      <text:p text:style-name="P17"><text:tab/><text:tab/><text:tab/><text:tab/><text:tab/><text:tab/>si(ExpresionNiv3.tipo = float)</text:p>
      <text:p text:style-name="P17"><text:tab/><text:tab/><text:tab/><text:tab/><text:tab/><text:tab/><text:tab/>ExpresiónNiv2<text:span text:style-name="T11">1</text:span>.codP || ExpresiónNiv3.codP || Div</text:p>
      <text:p text:style-name="P17"><text:tab/><text:tab/><text:tab/><text:tab/><text:tab/><text:tab/>sino </text:p>
      <text:p text:style-name="P17"><text:tab/><text:tab/><text:tab/><text:tab/><text:tab/><text:tab/><text:tab/>ExpresiónNiv2<text:span text:style-name="T11">1</text:span>.codP || ExpresiónNiv3.codP || CastFloat || Div</text:p>
      <text:p text:style-name="P17"><text:tab/><text:tab/><text:tab/><text:tab/><text:tab/>entero:</text:p>
      <text:p text:style-name="P17"><text:tab/><text:tab/><text:tab/><text:tab/><text:tab/><text:tab/>si (ExpresionNiv3 .tipo = float)</text:p>
      <text:p text:style-name="P17"><text:tab/><text:tab/><text:tab/><text:tab/><text:tab/><text:tab/><text:tab/>ExpresiónNiv2<text:span text:style-name="T11">1</text:span>.codP || CastFloat || ExpresiónNiv3.codP || Div</text:p>
      <text:p text:style-name="P17"><text:tab/><text:tab/><text:tab/><text:tab/><text:tab/><text:tab/>sino si (ExpresionNiv3 .tipo = natural)</text:p>
      <text:p text:style-name="P17"><text:tab/><text:tab/><text:tab/><text:tab/><text:tab/><text:tab/><text:tab/>ExpresiónNiv2<text:span text:style-name="T11">1</text:span>.codP || ExpresiónNiv3.codP || CastInt || Div</text:p>
      <text:p text:style-name="P17"><text:tab/><text:tab/><text:tab/><text:tab/><text:tab/><text:tab/>sino </text:p>
      <text:p text:style-name="P17"><text:tab/><text:tab/><text:tab/><text:tab/><text:tab/><text:tab/><text:tab/>ExpresiónNiv2<text:span text:style-name="T11">1</text:span>.codP || ExpresiónNiv3.codP || Div</text:p>
      <text:p text:style-name="P17"><text:tab/><text:tab/><text:tab/><text:tab/><text:tab/>natural:</text:p>
      <text:p text:style-name="P17"><text:tab/><text:tab/><text:tab/><text:tab/><text:tab/><text:tab/>si (ExpresionNiv3 .tipo = float)</text:p>
      <text:p text:style-name="P17"><text:tab/><text:tab/><text:tab/><text:tab/><text:tab/><text:tab/><text:tab/>ExpresiónNiv2<text:span text:style-name="T11">1</text:span>.codP || CastFloat || ExpresiónNiv3.codP || Div</text:p>
      <text:p text:style-name="P17"><text:tab/><text:tab/><text:tab/><text:tab/><text:tab/><text:tab/>sino si (ExpresionNiv3 .tipo = entero)</text:p>
      <text:p text:style-name="P17"><text:tab/><text:tab/><text:tab/><text:tab/><text:tab/><text:tab/><text:tab/>ExpresiónNiv2<text:span text:style-name="T11">1</text:span>.codP || CastInt || ExpresiónNiv3.codP || <text:s/>Div</text:p>
      <text:p text:style-name="P17"><text:tab/><text:tab/><text:tab/><text:tab/><text:tab/><text:tab/>sino </text:p>
      <text:p text:style-name="P17"><text:tab/><text:tab/><text:tab/><text:tab/><text:tab/><text:tab/><text:tab/>ExpresiónNiv2<text:span text:style-name="T11">1</text:span>.codP || ExpresiónNiv3.codP || Div</text:p>
      <text:p text:style-name="P17"><text:tab/><text:tab/><text:tab/>Modulo:</text:p>
      <text:p text:style-name="P17"><text:tab/><text:tab/><text:tab/><text:tab/>ExpresiónNiv2<text:span text:style-name="T11">1</text:span>.codP || ExpresiónNiv3.codP || Mod</text:p>
      <text:p text:style-name="P17"><text:tab/><text:tab/><text:tab/>y:</text:p>
      <text:p text:style-name="P17"><text:tab/><text:tab/><text:tab/><text:tab/>ExpresiónNiv2<text:span text:style-name="T11">1</text:span>.codP || ExpresiónNiv3.codP || Y</text:p>
      <text:p text:style-name="P17"><text:tab/>ExpresiónNiv2<text:span text:style-name="T11">o</text:span>.codJ = </text:p>
      <text:p text:style-name="P17"><text:tab/><text:tab/>case(OpNiv2.op)</text:p>
      <text:p text:style-name="P17"><text:tab/><text:tab/><text:tab/>Multiplica:</text:p>
      <text:p text:style-name="P17"><text:tab/><text:tab/><text:tab/><text:tab/>si(ExpresionNiv2<text:span text:style-name="T11">1</text:span>.tipo = float)</text:p>
      <text:p text:style-name="P17"><text:tab/><text:tab/><text:tab/><text:tab/><text:tab/>si(ExpresionNiv3.tipo = float)</text:p>
      <text:p text:style-name="P17"><text:tab/><text:tab/><text:tab/><text:tab/><text:tab/><text:tab/>ExpresionNiv2<text:span text:style-name="T11">1</text:span>.codJ || ExpresionNiv3.codJ || fmul</text:p>
      <text:p text:style-name="P17"><text:tab/><text:tab/><text:tab/><text:tab/><text:tab/>sino</text:p>
      <text:p text:style-name="P17"><text:tab/><text:tab/><text:tab/><text:tab/><text:tab/><text:tab/>ExpresionNiv2<text:span text:style-name="T11">1</text:span>.codJ || ExpresionNiv3.codJ || i2f || fmul</text:p>
      <text:p text:style-name="P17"><text:soft-page-break/><text:tab/><text:tab/><text:tab/><text:tab/>sino</text:p>
      <text:p text:style-name="P17"><text:tab/><text:tab/><text:tab/><text:tab/><text:tab/>si(ExpresionNiv3.tipo = float)</text:p>
      <text:p text:style-name="P17"><text:tab/><text:tab/><text:tab/><text:tab/><text:tab/><text:tab/>ExpresionNiv2<text:span text:style-name="T11">1</text:span>.codJ || i2f || ExpresionNiv3.codJ|| fmul</text:p>
      <text:p text:style-name="P17"><text:tab/><text:tab/><text:tab/><text:tab/><text:tab/>sino</text:p>
      <text:p text:style-name="P17"><text:tab/><text:tab/><text:tab/><text:tab/><text:tab/><text:tab/>ExpresionNiv2<text:span text:style-name="T11">1</text:span>.codJ || ExpresionNiv3.codJ|| imul</text:p>
      <text:p text:style-name="P17"><text:tab/><text:tab/><text:tab/>Divide:</text:p>
      <text:p text:style-name="P17"><text:tab/><text:tab/><text:tab/><text:tab/>si(ExpresionNiv2<text:span text:style-name="T11">1</text:span>.tipo = float)</text:p>
      <text:p text:style-name="P17"><text:tab/><text:tab/><text:tab/><text:tab/><text:tab/>si(ExpresionNiv3.tipo = float)</text:p>
      <text:p text:style-name="P17"><text:tab/><text:tab/><text:tab/><text:tab/><text:tab/><text:tab/>ExpresionNiv2<text:span text:style-name="T11">1</text:span>.codJ || ExpresionNiv3.codJ || fdiv</text:p>
      <text:p text:style-name="P17"><text:tab/><text:tab/><text:tab/><text:tab/><text:tab/>sino</text:p>
      <text:p text:style-name="P17"><text:tab/><text:tab/><text:tab/><text:tab/><text:tab/><text:tab/>ExpresionNiv2<text:span text:style-name="T11">1</text:span>.codJ || ExpresionNiv3.codJ || i2f || fdiv</text:p>
      <text:p text:style-name="P17"><text:tab/><text:tab/><text:tab/><text:tab/>sino</text:p>
      <text:p text:style-name="P17"><text:tab/><text:tab/><text:tab/><text:tab/><text:tab/>si(ExpresionNiv3.tipo = float)</text:p>
      <text:p text:style-name="P17"><text:tab/><text:tab/><text:tab/><text:tab/><text:tab/><text:tab/>ExpresionNiv2<text:span text:style-name="T11">1</text:span>.codJ || i2f || ExpresionNiv3.codJ|| fdiv</text:p>
      <text:p text:style-name="P17"><text:tab/><text:tab/><text:tab/><text:tab/><text:tab/>sino</text:p>
      <text:p text:style-name="P17"><text:tab/><text:tab/><text:tab/><text:tab/><text:tab/><text:tab/>ExpresionNiv2<text:span text:style-name="T11">1</text:span>.codJ || ExpresionNiv3.codJ|| idiv</text:p>
      <text:p text:style-name="P17"><text:tab/><text:tab/><text:tab/>Modulo:</text:p>
      <text:p text:style-name="P17"><text:tab/><text:tab/><text:tab/><text:tab/>ExpresiónNiv2<text:span text:style-name="T11">1</text:span>. codJ || ExpresiónNiv3. codJ || imod</text:p>
      <text:p text:style-name="P17"><text:tab/><text:tab/><text:tab/>y:</text:p>
      <text:p text:style-name="P17"><text:tab/><text:tab/><text:tab/><text:tab/>ExpresionNiv2<text:span text:style-name="T11">1</text:span>.codJ ||</text:p>
      <text:p text:style-name="P17"><text:tab/><text:tab/><text:tab/><text:tab/>ifeq +11 ||</text:p>
      <text:p text:style-name="P17"><text:tab/><text:tab/><text:tab/><text:tab/>ExpresiónNiv3.codJ ||</text:p>
      <text:p text:style-name="P17"><text:tab/><text:tab/><text:tab/><text:tab/>ifeq +7 ||</text:p>
      <text:p text:style-name="P17"><text:tab/><text:tab/><text:tab/><text:tab/>iconst_1 ||</text:p>
      <text:p text:style-name="P17"><text:tab/><text:tab/><text:tab/><text:tab/>goto +4 ||</text:p>
      <text:p text:style-name="P17"><text:tab/><text:tab/><text:tab/><text:tab/>iconst_0</text:p>
      <text:p text:style-name="P17"/>
      <text:p text:style-name="P15">ExpresiónNiv2 → ExpresiónNiv3</text:p>
      <text:p text:style-name="P17"><text:tab/>ExpresiónNiv2.codP = ExpresiónNiv3.codP</text:p>
      <text:p text:style-name="P17"><text:tab/>ExpresiónNiv2.codJ = ExpresiónNiv3.codJ</text:p>
      <text:p text:style-name="P17"/>
      <text:p text:style-name="P15">ExpresiónNiv3 → ExpresionNiv4 OpNiv3 ExpresiónNiv3</text:p>
      <text:p text:style-name="P17"><text:tab/>ExpresiónNiv3<text:span text:style-name="T11">o</text:span>.codP = </text:p>
      <text:p text:style-name="P14"><text:tab/><text:tab/>case (OpNiv3.op)</text:p>
      <text:p text:style-name="P14"><text:tab/><text:tab/><text:tab/>shl:</text:p>
      <text:p text:style-name="P14"><text:tab/><text:tab/><text:tab/><text:tab/><text:span text:style-name="T3">ExpresiónNiv4.codP || ExpresiónNiv3</text:span><text:span text:style-name="T5">1</text:span><text:span text:style-name="T3">.codP || shl</text:span></text:p>
      <text:p text:style-name="P14"><text:tab/><text:tab/><text:tab/>shr:</text:p>
      <text:p text:style-name="P14"><text:tab/><text:tab/><text:tab/><text:tab/><text:span text:style-name="T3">ExpresiónNiv4.codP || ExpresiónNiv3</text:span><text:span text:style-name="T5">1</text:span><text:span text:style-name="T3">.codP || shr</text:span></text:p>
      <text:p text:style-name="P17"><text:tab/>ExpresiónNiv3<text:span text:style-name="T11">o</text:span>.codJ = </text:p>
      <text:p text:style-name="P14"><text:tab/><text:tab/>case (OpNiv3.op)</text:p>
      <text:p text:style-name="P14"><text:tab/><text:tab/><text:tab/>shl:</text:p>
      <text:p text:style-name="P14"><text:tab/><text:tab/><text:tab/><text:tab/><text:span text:style-name="T3">ExpresiónNiv4.codJ || ExpresiónNiv3</text:span><text:span text:style-name="T5">1</text:span><text:span text:style-name="T3">.codJ|| ishl</text:span></text:p>
      <text:p text:style-name="P14"><text:tab/><text:tab/><text:tab/>shr:</text:p>
      <text:p text:style-name="P17"><text:tab/><text:tab/><text:tab/><text:tab/>ExpresiónNiv4.codJ || ExpresiónNiv3<text:span text:style-name="T11">1</text:span>.codJ || ishr</text:p>
      <text:p text:style-name="P17"/>
      <text:p text:style-name="P15">ExpresiónNiv3 → ExpresiónNiv4</text:p>
      <text:p text:style-name="P17"><text:tab/>ExpresiónNiv3.codP = ExpresiónNiv4.codP</text:p>
      <text:p text:style-name="P17"><text:tab/>ExpresionNiv3.codJ = ExpresionNiv4.codJ</text:p>
      <text:p text:style-name="P17"/>
      <text:p text:style-name="P15">ExpresiónNiv4 → OpNiv4 ExpresiónNiv4</text:p>
      <text:p text:style-name="P17"><text:tab/>ExpresiónNiv4<text:span text:style-name="T11">o</text:span>.codP = </text:p>
      <text:p text:style-name="P17"><text:tab/><text:tab/>case (OpNiv4.op)</text:p>
      <text:p text:style-name="P17"><text:tab/><text:tab/><text:tab/>no:</text:p>
      <text:p text:style-name="P17"><text:tab/><text:tab/><text:tab/><text:tab/>ExpresiónNiv41.codP || no</text:p>
      <text:p text:style-name="P17"><text:tab/><text:tab/><text:tab/>negativo:</text:p>
      <text:p text:style-name="P17"><text:tab/><text:tab/><text:tab/><text:tab/>ExpresiónNiv41.codP || negativo</text:p>
      <text:p text:style-name="P17"><text:tab/><text:tab/><text:tab/>cast-float:</text:p>
      <text:p text:style-name="P17"><text:tab/><text:tab/><text:tab/><text:tab/>ExpresiónNiv41.codP || CastFloat</text:p>
      <text:p text:style-name="P17"><text:tab/><text:tab/><text:tab/>cast-int:</text:p>
      <text:p text:style-name="P17"><text:tab/><text:tab/><text:tab/><text:tab/>ExpresiónNiv41.codP || CastInt</text:p>
      <text:p text:style-name="P17"><text:soft-page-break/><text:tab/><text:tab/><text:tab/>cast-nat:</text:p>
      <text:p text:style-name="P17"><text:tab/><text:tab/><text:tab/><text:tab/>ExpresiónNiv41.codP || CastNat</text:p>
      <text:p text:style-name="P17"><text:tab/><text:tab/><text:tab/>cast-char:</text:p>
      <text:p text:style-name="P17"><text:tab/><text:tab/><text:tab/><text:tab/>ExpresiónNiv41.codP || CastChar</text:p>
      <text:p text:style-name="P17"><text:tab/>ExpresiónNiv4<text:span text:style-name="T11">o</text:span>.codJ = </text:p>
      <text:p text:style-name="P17"><text:tab/><text:tab/>case (OpNiv4.op)</text:p>
      <text:p text:style-name="P17"><text:tab/><text:tab/><text:tab/>no:</text:p>
      <text:p text:style-name="P17"><text:tab/><text:tab/><text:tab/><text:tab/>ExpresiónNiv4.codJ ||</text:p>
      <text:p text:style-name="P17"><text:tab/><text:tab/><text:tab/><text:tab/>ifeq +7 ||</text:p>
      <text:p text:style-name="P17"><text:tab/><text:tab/><text:tab/><text:tab/>iconst_0 ||</text:p>
      <text:p text:style-name="P17"><text:tab/><text:tab/><text:tab/><text:tab/>goto +4 || </text:p>
      <text:p text:style-name="P17"><text:tab/><text:tab/><text:tab/><text:tab/>iconst_1</text:p>
      <text:p text:style-name="P17"><text:tab/><text:tab/><text:tab/>negativo:</text:p>
      <text:p text:style-name="P17"><text:tab/><text:tab/><text:tab/><text:tab/>case (ExpresionNiv41.tipo)</text:p>
      <text:p text:style-name="P17"><text:tab/><text:tab/><text:tab/><text:tab/><text:tab/>entero:</text:p>
      <text:p text:style-name="P17"><text:tab/><text:tab/><text:tab/><text:tab/><text:tab/><text:tab/>ExpresiónNiv41.codJ || ineg</text:p>
      <text:p text:style-name="P17"><text:tab/><text:tab/><text:tab/><text:tab/><text:tab/>float:</text:p>
      <text:p text:style-name="P17"><text:tab/><text:tab/><text:tab/><text:tab/><text:tab/><text:tab/>ExpresiónNiv41.codJ || fneg</text:p>
      <text:p text:style-name="P17"><text:tab/><text:tab/><text:tab/>cast-flo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 || i2f</text:p>
      <text:p text:style-name="P17"><text:tab/><text:tab/><text:tab/><text:tab/><text:tab/>float:</text:p>
      <text:p text:style-name="P17"><text:tab/><text:tab/><text:tab/><text:tab/><text:tab/><text:tab/>ExpresiónNiv41.codJ</text:p>
      <text:p text:style-name="P17"><text:tab/><text:tab/><text:tab/>cast-in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text:tab/><text:tab/><text:tab/>cast-n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codJ</text:p>
      <text:p text:style-name="P17"><text:tab/><text:tab/><text:tab/><text:tab/><text:tab/>float:</text:p>
      <text:p text:style-name="P17"><text:tab/><text:tab/><text:tab/><text:tab/><text:tab/><text:tab/>ExpresiónNiv4.codJ || f2i</text:p>
      <text:p text:style-name="P17"><text:tab/><text:tab/><text:tab/>cast-char:</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
      <text:p text:style-name="P15">ExpresiónNiv4 → | Expresión |</text:p>
      <text:p text:style-name="P17"><text:tab/>ExpresiónNiv4.codP = Expresión.codP || abs</text:p>
      <text:p text:style-name="P17"><text:tab/>ExpresionNiv4.codJ = </text:p>
      <text:p text:style-name="P17"><text:tab/><text:tab/>case (Expresion.tipo)</text:p>
      <text:p text:style-name="P17"><text:tab/><text:tab/><text:tab/>float:</text:p>
      <text:p text:style-name="P17"><text:tab/><text:tab/><text:tab/><text:tab/>Expresion.codJ ||</text:p>
      <text:p text:style-name="P17"><text:tab/><text:tab/><text:tab/><text:tab/>dup ||</text:p>
      <text:p text:style-name="P17"><text:tab/><text:tab/><text:tab/><text:tab/>fconst_0 ||</text:p>
      <text:p text:style-name="P17"><text:tab/><text:tab/><text:tab/><text:tab/>fcmpg ||</text:p>
      <text:p text:style-name="P17"><text:soft-page-break/><text:tab/><text:tab/><text:tab/><text:tab/>ifge +4</text:p>
      <text:p text:style-name="P17"><text:tab/><text:tab/><text:tab/><text:tab/>fneg</text:p>
      <text:p text:style-name="P17"><text:tab/><text:tab/><text:tab/>otro:</text:p>
      <text:p text:style-name="P17"><text:tab/><text:tab/><text:tab/><text:tab/>Expresion.codJ ||</text:p>
      <text:p text:style-name="P17"><text:tab/><text:tab/><text:tab/><text:tab/>dup ||</text:p>
      <text:p text:style-name="P17"><text:tab/><text:tab/><text:tab/><text:tab/>ifge +4</text:p>
      <text:p text:style-name="P17"><text:tab/><text:tab/><text:tab/><text:tab/>fneg</text:p>
      <text:p text:style-name="P18"/>
      <text:p text:style-name="P15">ExpresiónNiv4 → ( Expresión )</text:p>
      <text:p text:style-name="P17"><text:tab/>ExpresiónNiv4.codP = Expresión.codP</text:p>
      <text:p text:style-name="P17"><text:tab/>ExpresionNiv4.codJ = Literal.codJ</text:p>
      <text:p text:style-name="P17"/>
      <text:p text:style-name="P15">ExpresiónNiv4 → Literal</text:p>
      <text:p text:style-name="P17"><text:tab/>ExpresiónNiv4.codP = Literal.codP</text:p>
      <text:p text:style-name="P17"><text:bookmark-start text:name="DDE_LINK11"/><text:tab/>ExpresionNiv4.codJ = Literal.codJ<text:bookmark-end text:name="DDE_LINK11"/></text:p>
      <text:p text:style-name="P15">Literal → id</text:p>
      <text:p text:style-name="P17"><text:tab/>Literal.codP = apila-dir Literal.tsh[id.lex].dir</text:p>
      <text:p text:style-name="P17"><text:tab/>Literal.codJ = case(Literal.tsh[id.lex].tipo)</text:p>
      <text:p text:style-name="P17"><text:tab/><text:tab/>boolean:</text:p>
      <text:p text:style-name="P17"><text:tab/><text:tab/><text:tab/>i2b || iload <text:s/>Literal.tsh[id.lex].dir</text:p>
      <text:p text:style-name="P17"><text:tab/><text:tab/>tCha:</text:p>
      <text:p text:style-name="P17"><text:tab/><text:tab/><text:tab/>i2c || iload <text:s/>Literal.tsh[id.lex].dir</text:p>
      <text:p text:style-name="P17"><text:tab/><text:tab/>natural:</text:p>
      <text:p text:style-name="P17"><text:tab/><text:tab/>entero:</text:p>
      <text:p text:style-name="P17"><text:tab/><text:tab/><text:tab/>iload <text:s/>Literal.tsh[id.lex].dir</text:p>
      <text:p text:style-name="P17"><text:tab/><text:tab/>float:</text:p>
      <text:p text:style-name="P17"><text:tab/><text:tab/><text:tab/>fload <text:s/>Literal.tsh[id.lex].dir</text:p>
      <text:p text:style-name="P15">Literal → litNat</text:p>
      <text:p text:style-name="P17"><text:tab/>Literal.codP = apila getValor(linatural.lex)</text:p>
      <text:p text:style-name="P17"><text:tab/>Literal.codJ = iconst getValor(linatural.lex))</text:p>
      <text:p text:style-name="P17"/>
      <text:p text:style-name="P15">Literal → litFlo</text:p>
      <text:p text:style-name="P17"><text:tab/>Literal.codP = apila getValor(litFlo.lex)</text:p>
      <text:p text:style-name="P17"><text:tab/>Literal.codJ = fconst getValor(litFlo.lex))</text:p>
      <text:p text:style-name="P17"/>
      <text:p text:style-name="P15">Literal → litBoo</text:p>
      <text:p text:style-name="P17"><text:tab/>Literal.codP = apila getValor(litBoo.lex)</text:p>
      <text:p text:style-name="P17"><text:tab/>Literal.codJ = iconst getValor(litEnt.lex))</text:p>
      <text:p text:style-name="P17"/>
      <text:p text:style-name="P15">Literal → litCha</text:p>
      <text:p text:style-name="P17"><text:tab/>Literal.codP = apila getValor(litCha.lex)</text:p>
      <text:p text:style-name="P17"><text:tab/>Literal.codJ = iconst getValor(litCha.lex))</text:p>
      <text:p text:style-name="P17"><text:tab/><text:tab/><text:tab/></text:p>
      <text:p text:style-name="P17"><text:tab/><text:tab/><text:tab/></text:p>
      <text:p text:style-name="P17"/>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nzalo Jaureguizar</meta:initial-creator>
    <meta:creation-date>2010-01-07T15:35:58</meta:creation-date>
    <dc:date>2010-01-19T15:27:17</dc:date>
    <meta:editing-duration>PT24H02M05S</meta:editing-duration>
    <meta:editing-cycles>58</meta:editing-cycles>
    <meta:generator>OpenOffice.org/3.1$Linux OpenOffice.org_project/310m21$Build-9319</meta:generator>
    <dc:creator>Hector </dc:creator>
    <meta:document-statistic meta:table-count="1" meta:image-count="0" meta:object-count="0" meta:page-count="19" meta:paragraph-count="977" meta:word-count="5162" meta:character-count="38828"/>
    <meta:user-defined meta:name="Info 1"/>
    <meta:user-defined meta:name="Info 2"/>
    <meta:user-defined meta:name="Info 3"/>
    <meta:user-defined meta:name="Info 4"/>
  </office:meta>
</office:document-meta>
</file>